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Pictures/1000020100000093000000B0BB4C0EADA2D503BB.png" manifest:media-type="image/png"/>
  <manifest:file-entry manifest:full-path="Pictures/10000201000000D9000000A238A0F57B792679B9.png" manifest:media-type="image/png"/>
  <manifest:file-entry manifest:full-path="Pictures/10000201000000D9000000A21E17D343C38F01C4.png" manifest:media-type="image/png"/>
  <manifest:file-entry manifest:full-path="Pictures/100019850000166F000010C964FFD20DD43AE974.svg" manifest:media-type="image/svg+xml"/>
  <manifest:file-entry manifest:full-path="Pictures/10000201000000D9000000A288D24F4172DA9948.png" manifest:media-type="image/png"/>
  <manifest:file-entry manifest:full-path="Pictures/100015A90000166F000010C9EB5C1CD63F722430.svg" manifest:media-type="image/svg+xml"/>
  <manifest:file-entry manifest:full-path="Pictures/100023220000166F000010C98BDD6AE25A63C9EA.svg" manifest:media-type="image/svg+xml"/>
  <manifest:file-entry manifest:full-path="Pictures/10000201000000D9000000A215C21DDC451128F9.png" manifest:media-type="image/png"/>
  <manifest:file-entry manifest:full-path="Pictures/10001A900000166F000010C9668920C3477D909C.svg" manifest:media-type="image/svg+xml"/>
  <manifest:file-entry manifest:full-path="Pictures/100040760000166F000010C9120BF5CB35BD9A33.svg" manifest:media-type="image/svg+xml"/>
  <manifest:file-entry manifest:full-path="Pictures/10000201000000D9000000A2529F79E5F849FCBA.png" manifest:media-type="image/png"/>
  <manifest:file-entry manifest:full-path="Pictures/100026D80000166F000010C98A4A87423F9945D3.svg" manifest:media-type="image/svg+xml"/>
  <manifest:file-entry manifest:full-path="Pictures/10002ED10000166F000010C9932716F2D37527C7.svg" manifest:media-type="image/svg+xml"/>
  <manifest:file-entry manifest:full-path="Pictures/10000201000000D9000000A282D7868B74E99C0E.png" manifest:media-type="image/png"/>
  <manifest:file-entry manifest:full-path="Pictures/10000201000000D9000000A2551B87D8731C17CB.png" manifest:media-type="image/png"/>
  <manifest:file-entry manifest:full-path="Pictures/10000201000000D9000000A279AB9B52534F7CA7.png" manifest:media-type="image/png"/>
  <manifest:file-entry manifest:full-path="Pictures/10001A2B0000166F000010C938EC8AA8068E758A.svg" manifest:media-type="image/svg+xml"/>
  <manifest:file-entry manifest:full-path="Pictures/100032470000166F000010C9D09A649F53761F15.svg" manifest:media-type="image/svg+xml"/>
  <manifest:file-entry manifest:full-path="Pictures/10000201000000D9000000A22D27F25381F35024.png" manifest:media-type="image/png"/>
  <manifest:file-entry manifest:full-path="Pictures/10000201000000D9000000A2AE04356BF8207DC8.png" manifest:media-type="image/png"/>
  <manifest:file-entry manifest:full-path="Pictures/100032630000166F000010C9F58F8795E6CB00FC.svg" manifest:media-type="image/svg+xml"/>
  <manifest:file-entry manifest:full-path="Pictures/10001CEF0000166F000010C9BA037CF1DE653BF6.svg" manifest:media-type="image/svg+xml"/>
  <manifest:file-entry manifest:full-path="Pictures/10000201000000D9000000A25F61463766616231.png" manifest:media-type="image/png"/>
  <manifest:file-entry manifest:full-path="Pictures/10000EAE00000F2E0000122B73789F91D293EDC1.svg" manifest:media-type="image/svg+xml"/>
  <manifest:file-entry manifest:full-path="Pictures/10000201000000D9000000A2947E7A85B2143730.png" manifest:media-type="image/png"/>
  <manifest:file-entry manifest:full-path="Pictures/10000201000000D9000000A287819504B68CA0E8.png" manifest:media-type="image/png"/>
  <manifest:file-entry manifest:full-path="Pictures/10000201000000D9000000A2319F3971770F7489.png" manifest:media-type="image/png"/>
  <manifest:file-entry manifest:full-path="Pictures/100024F90000166F000010C92517E4A2BB0B5F34.svg" manifest:media-type="image/svg+xml"/>
  <manifest:file-entry manifest:full-path="Pictures/10000201000000D9000000A232E25795F8D20C4B.png" manifest:media-type="image/png"/>
  <manifest:file-entry manifest:full-path="Pictures/100022590000166F000010C9D7DC7387389C4F6C.svg" manifest:media-type="image/svg+xml"/>
  <manifest:file-entry manifest:full-path="Pictures/10001CFE0000166F000010C98B65053C0A16CE1B.svg" manifest:media-type="image/svg+xml"/>
  <manifest:file-entry manifest:full-path="Pictures/100019110000166F000010C963270DDB671496A2.svg" manifest:media-type="image/svg+xml"/>
  <manifest:file-entry manifest:full-path="Pictures/10000201000000D9000000A2164AC6518E1CB588.png" manifest:media-type="image/png"/>
  <manifest:file-entry manifest:full-path="Pictures/10000201000000D9000000A2FE0FB7641C53E019.png" manifest:media-type="image/png"/>
  <manifest:file-entry manifest:full-path="Pictures/1000261F0000166F000010C9E4FB0BC94A1E9F56.svg" manifest:media-type="image/svg+xml"/>
  <manifest:file-entry manifest:full-path="Pictures/100026F00000166F000010C9BBDF812296E1E91B.svg" manifest:media-type="image/svg+xml"/>
  <manifest:file-entry manifest:full-path="Pictures/10000201000000D9000000A2C13BB4FF57AE18B9.png" manifest:media-type="image/png"/>
  <manifest:file-entry manifest:full-path="Pictures/100011FD0000166F000010C90F1DBCEA64DAEF5D.svg" manifest:media-type="image/svg+xml"/>
  <manifest:file-entry manifest:full-path="Pictures/10000201000000D9000000A2D4890CAE85153866.png" manifest:media-type="image/png"/>
  <manifest:file-entry manifest:full-path="Pictures/10001F8B0000166F000010C92AFB0065B8A12897.svg" manifest:media-type="image/svg+xml"/>
  <manifest:file-entry manifest:full-path="Pictures/100031A90000166F000010C952F597F64DE748DA.svg" manifest:media-type="image/svg+xml"/>
  <manifest:file-entry manifest:full-path="Pictures/10000201000000D9000000A2D29C9EE9035F849F.png" manifest:media-type="image/png"/>
  <manifest:file-entry manifest:full-path="Pictures/10000201000000D9000000A2BF603005B80CBB0D.png" manifest:media-type="image/png"/>
  <manifest:file-entry manifest:full-path="Pictures/10001D970000166F000010C9E81C85F9135BCB18.svg" manifest:media-type="image/svg+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0" manifest:media-type=""/>
  <manifest:file-entry manifest:full-path="ObjectReplacements/Object 16" manifest:media-type=""/>
  <manifest:file-entry manifest:full-path="ObjectReplacements/Object 37" manifest:media-type=""/>
  <manifest:file-entry manifest:full-path="ObjectReplacements/Object 35" manifest:media-type=""/>
  <manifest:file-entry manifest:full-path="ObjectReplacements/Object 34" manifest:media-type=""/>
  <manifest:file-entry manifest:full-path="ObjectReplacements/Object 33" manifest:media-type=""/>
  <manifest:file-entry manifest:full-path="ObjectReplacements/Object 15" manifest:media-type=""/>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
  <manifest:file-entry manifest:full-path="ObjectReplacements/Object 53" manifest:media-type="application/x-openoffice-gdimetafile;windows_formatname=&quot;GDIMetaFile&quot;"/>
  <manifest:file-entry manifest:full-path="ObjectReplacements/Object 38" manifest:media-type=""/>
  <manifest:file-entry manifest:full-path="ObjectReplacements/Object 62" manifest:media-type=""/>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solid" svg:stroke-width="0.051cm" svg:stroke-color="#996600" draw:marker-start-width="0.318cm" draw:marker-end="" draw:marker-end-width="0.42cm" draw:fill="none" draw:textarea-vertical-align="middle" fo:padding-top="0.15cm" fo:padding-bottom="0.15cm" fo:padding-left="0.275cm" fo:padding-right="0.275cm"/>
    </style:style>
    <style:style style:name="gr2" style:family="graphic" style:parent-style-name="standard">
      <style:graphic-properties svg:stroke-width="0.051cm" svg:stroke-color="#905804" draw:marker-start-width="0.355cm" draw:marker-end-width="0.355cm" draw:fill="solid" draw:fill-color="#ffffff" draw:textarea-horizontal-align="justify" draw:textarea-vertical-align="middle" draw:auto-grow-height="false" fo:min-height="1.097cm" fo:min-width="0.847cm" fo:padding-top="0.15cm" fo:padding-bottom="0.15cm" fo:padding-left="0.275cm" fo:padding-right="0.275cm"/>
    </style:style>
    <style:style style:name="gr3"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59cm"/>
    </style:style>
    <style:style style:name="gr1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2"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051cm" svg:stroke-color="#c506bb" draw:marker-start-width="0.355cm" draw:marker-end-width="0.355cm" draw:fill="solid" draw:fill-color="#ffffff" draw:textarea-horizontal-align="justify" draw:textarea-vertical-align="middle" draw:auto-grow-height="false" fo:min-height="1.097cm" fo:min-width="0.847cm" fo:padding-top="0.15cm" fo:padding-bottom="0.15cm" fo:padding-left="0.275cm" fo:padding-right="0.275cm"/>
    </style:style>
    <style:style style:name="gr16" style:family="graphic" style:parent-style-name="standard">
      <style:graphic-properties svg:stroke-color="#ed1c24" draw:fill="solid" draw:fill-color="#ffffff" draw:textarea-horizontal-align="justify" draw:textarea-vertical-align="middle" draw:auto-grow-height="false" fo:min-height="1.097cm" fo:min-width="0.847cm"/>
    </style:style>
    <style:style style:name="gr17" style:family="graphic" style:parent-style-name="standard">
      <style:graphic-properties draw:fill="solid" draw:fill-color="#ffffff" draw:opacity="0%" draw:textarea-horizontal-align="justify" draw:textarea-vertical-align="middle" draw:auto-grow-height="false" fo:min-height="1.097cm" fo:min-width="0.847cm" draw:shadow-opacity="0%"/>
    </style:style>
    <style:style style:name="gr18" style:family="graphic" style:parent-style-name="standard">
      <style:graphic-properties draw:stroke="solid" draw:stroke-dash="Dashed_20__28_var_29__20_1" svg:stroke-width="0.032cm" svg:stroke-color="#87ceeb" draw:stroke-linejoin="round" svg:stroke-linecap="round" draw:textarea-horizontal-align="center" draw:textarea-vertical-align="middle" fo:padding-top="0.016cm" fo:padding-bottom="0.016cm" fo:padding-left="0.016cm" fo:padding-right="0.016cm"/>
    </style:style>
    <style:style style:name="gr19" style:family="graphic" style:parent-style-name="standard">
      <style:graphic-properties draw:stroke="solid" draw:stroke-dash="Dashed_20__28_var_29__20_1" svg:stroke-width="0.021cm" svg:stroke-color="#000000" draw:stroke-linejoin="round" svg:stroke-linecap="round" draw:textarea-horizontal-align="center" draw:textarea-vertical-align="middle" fo:padding-top="0.01cm" fo:padding-bottom="0.01cm" fo:padding-left="0.01cm" fo:padding-right="0.01cm"/>
    </style:style>
    <style:style style:name="gr20" style:family="graphic" style:parent-style-name="standard">
      <style:graphic-properties draw:stroke="none" draw:stroke-dash="Dashed_20__28_var_29__20_1" svg:stroke-width="0cm" svg:stroke-color="#000000" draw:stroke-linejoin="none" svg:stroke-linecap="round" draw:fill="solid" draw:fill-color="#000000" draw:textarea-horizontal-align="center" draw:textarea-vertical-align="middle"/>
    </style:style>
    <style:style style:name="gr21" style:family="graphic" style:parent-style-name="standard">
      <style:graphic-properties draw:stroke="none" draw:fill="none" draw:fill-color="#ffffff" draw:textarea-horizontal-align="left" draw:auto-grow-height="false" draw:fit-to-size="all" fo:padding-top="0cm" fo:padding-bottom="0cm" fo:padding-left="0cm" fo:padding-right="0cm"/>
    </style:style>
    <style:style style:name="gr22" style:family="graphic" style:parent-style-name="objectwithoutfill">
      <style:graphic-properties draw:stroke="solid" svg:stroke-width="0.051cm" svg:stroke-color="#ff3333" draw:marker-start-width="0.318cm" draw:marker-end="" draw:marker-end-width="0.42cm" draw:fill="none" draw:textarea-vertical-align="middle" fo:padding-top="0.15cm" fo:padding-bottom="0.15cm" fo:padding-left="0.275cm" fo:padding-right="0.275cm"/>
    </style:style>
    <style:style style:name="gr23" style:family="graphic" style:parent-style-name="objectwithoutfill">
      <style:graphic-properties draw:stroke="solid" svg:stroke-width="0.051cm" svg:stroke-color="#990099" draw:marker-start-width="0.318cm" draw:marker-end="" draw:marker-end-width="0.42cm" draw:fill="none" draw:textarea-vertical-align="middle" fo:padding-top="0.15cm" fo:padding-bottom="0.15cm" fo:padding-left="0.275cm" fo:padding-right="0.275cm"/>
    </style:style>
    <style:style style:name="gr24" style:family="graphic" style:parent-style-name="objectwithoutfill">
      <style:graphic-properties svg:stroke-width="0.051cm" svg:stroke-color="#000000" draw:marker-start-width="0.318cm" draw:marker-end="" draw:marker-end-width="0.42cm" draw:fill="none" draw:textarea-vertical-align="middle" fo:padding-top="0.15cm" fo:padding-bottom="0.15cm" fo:padding-left="0.275cm" fo:padding-right="0.275cm"/>
    </style:style>
    <style:style style:name="gr25" style:family="graphic" style:parent-style-name="objectwithoutfill">
      <style:graphic-properties draw:stroke="solid" svg:stroke-width="0.051cm" svg:stroke-color="#000000" draw:marker-start-width="0.318cm" draw:marker-end="" draw:marker-end-width="0.42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solid" draw:fill-color="#ffffff"/>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style:font-size-asian="26pt" style:font-size-complex="26pt"/>
    </style:style>
    <style:style style:name="P6" style:family="paragraph">
      <loext:graphic-properties draw:fill="none" draw:fill-color="#ffffff"/>
      <style:text-properties style:font-name="Times New Roman" fo:font-size="24pt" style:font-size-asian="24pt" style:font-size-complex="24pt"/>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none" draw:fill-color="#ffffff"/>
      <style:text-properties fo:font-size="32pt" style:font-size-asian="32pt" style:font-size-complex="32pt"/>
    </style:style>
    <style:style style:name="P9" style:family="paragraph">
      <loext:graphic-properties draw:fill="solid" draw:fill-color="#ffffff" draw:opacity="0%"/>
      <style:paragraph-properties fo:text-align="center"/>
    </style:style>
    <style:style style:name="P10" style:family="paragraph">
      <loext:graphic-properties draw:fill="solid" draw:fill-color="#000000"/>
      <style:paragraph-properties fo:text-align="center"/>
    </style:style>
    <style:style style:name="P11" style:family="paragraph">
      <loext:graphic-properties draw:fill="none" draw:fill-color="#ffffff"/>
      <style:text-properties fo:color="#ed1c24"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P12" style:family="paragraph">
      <loext:graphic-properties draw:fill="none" draw:fill-color="#ffffff"/>
      <style:text-properties fo:color="#ed1c24"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P13" style:family="paragraph">
      <loext:graphic-properties draw:fill="none" draw:fill-color="#ffffff"/>
      <style:text-properties fo:color="#905804"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P14" style:family="paragraph">
      <loext:graphic-properties draw:fill="none" draw:fill-color="#ffffff"/>
      <style:text-properties fo:color="#905804"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P15" style:family="paragraph">
      <loext:graphic-properties draw:fill="none" draw:fill-color="#ffffff"/>
      <style:text-properties fo:color="#c506bb"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P16" style:family="paragraph">
      <loext:graphic-properties draw:fill="none" draw:fill-color="#ffffff"/>
      <style:text-properties fo:color="#c506bb"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P17" style:family="paragraph">
      <style:text-properties fo:color="#000000"/>
    </style:style>
    <style:style style:name="P18" style:family="paragraph">
      <loext:graphic-properties draw:fill="none" draw:fill-color="#ffffff"/>
      <style:text-properties fo:color="#000000"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P19" style:family="paragraph">
      <loext:graphic-properties draw:fill="none" draw:fill-color="#ffffff"/>
      <style:text-properties fo:color="#000000"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color="#ed1c24"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T7" style:family="text">
      <style:text-properties fo:color="#ed1c24"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8" style:family="text">
      <style:text-properties fo:color="#ed1c24" style:text-outline="false" style:text-line-through-style="none" style:text-line-through-type="none" style:text-position="sub 58%"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9" style:family="text">
      <style:text-properties fo:color="#905804"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T10" style:family="text">
      <style:text-properties fo:color="#905804"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1" style:family="text">
      <style:text-properties fo:color="#905804" style:text-outline="false" style:text-line-through-style="none" style:text-line-through-type="none" style:text-position="sub 58%"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2" style:family="text">
      <style:text-properties fo:color="#c506bb"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T13" style:family="text">
      <style:text-properties fo:color="#c506bb"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4" style:family="text">
      <style:text-properties fo:color="#c506bb" style:text-outline="false" style:text-line-through-style="none" style:text-line-through-type="none" style:text-position="sub 58%"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5" style:family="text">
      <style:text-properties fo:color="#000000" style:text-outline="false" style:text-line-through-style="none" style:text-line-through-type="none" style:font-name="Times New Roman1" fo:font-size="31.6000003814697pt" fo:font-style="normal" fo:text-shadow="none" style:text-underline-style="none" fo:font-weight="bold" style:text-underline-mode="continuous" style:text-overline-mode="continuous" style:text-line-through-mode="continuous" style:font-name-asian="Times New Roman1" style:font-size-asian="31.6000003814697pt" style:font-name-complex="Times New Roman1" style:font-size-complex="31.6000003814697pt" style:text-scale="100%" style:text-overline-style="none" style:text-overline-color="font-color"/>
    </style:style>
    <style:style style:name="T16" style:family="text">
      <style:text-properties fo:color="#000000" style:text-outline="false" style:text-line-through-style="none" style:text-line-through-type="none" style:text-position="0% 100%"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7" style:family="text">
      <style:text-properties fo:color="#000000" style:text-outline="false" style:text-line-through-style="none" style:text-line-through-type="none" style:text-position="sub 58%"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style:style style:name="T18" style:family="text">
      <style:text-properties fo:color="#000000" style:text-outline="false" style:text-line-through-style="none" style:text-line-through-type="none" style:font-name="Times New Roman1" fo:font-size="19pt" fo:font-style="normal" fo:text-shadow="none" style:text-underline-style="none" fo:font-weight="bold" style:text-underline-mode="continuous" style:text-overline-mode="continuous" style:text-line-through-mode="continuous" style:font-name-asian="Times New Roman1" style:font-size-asian="19pt" style:font-name-complex="Times New Roman1" style:font-size-complex="19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2" draw:layer="layout" draw:type="line" svg:x1="3.302cm" svg:y1="13.78cm" svg:x2="16.983cm" svg:y2="19.084cm" draw:start-shape="id1" draw:start-glue-point="10" draw:end-shape="id2" draw:end-glue-point="3" svg:d="M3302 13780l13681 5304" svg:viewBox="0 0 13682 5305">
          <text:p text:style-name="P1"><text:span text:style-name="T1"><text:s text:c="4"/></text:span></text:p>
        </draw:connector>
        <draw:custom-shape draw:style-name="gr2" draw:text-style-name="P3" xml:id="id1" draw:id="id1" draw:layer="layout" svg:width="1.905cm" svg:height="1.905cm" svg:x="1.397cm" svg:y="12.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line" svg:x1="30.654cm" svg:y1="14.613cm" svg:x2="30.654cm" svg:y2="16.597cm" svg:d="M30654 14613v1984" svg:viewBox="0 0 1 1985">
          <text:p text:style-name="P1"><text:span text:style-name="T1">= <text:s text:c="4"/></text:span></text:p>
        </draw:connector>
        <draw:frame draw:style-name="gr4" draw:text-style-name="P4" draw:layer="layout" svg:width="0.883cm" svg:height="0.837cm" svg:x="32.291cm" svg:y="17.804cm">
          <lo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5" draw:text-style-name="P4" draw:layer="layout" svg:width="4.63cm" svg:height="3.464cm" svg:x="-9.37cm" svg:y="15.977cm">
              <draw:image xlink:href="Pictures/1000261F0000166F000010C9E4FB0BC94A1E9F56.svg" xlink:type="simple" xlink:show="embed" xlink:actuate="onLoad">
                <text:p/>
              </draw:image>
              <draw:image xlink:href="Pictures/10000201000000D9000000A2BF603005B80CBB0D.png" xlink:type="simple" xlink:show="embed" xlink:actuate="onLoad"/>
            </draw:frame>
            <draw:frame draw:style-name="gr4" draw:text-style-name="P4" draw:layer="layout" svg:width="1.405cm" svg:height="0.861cm" svg:x="-7.379cm" svg:y="16.981cm">
              <lo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5" draw:text-style-name="P4" draw:layer="layout" svg:width="4.63cm" svg:height="3.464cm" svg:x="-13.926cm" svg:y="12.28cm">
            <draw:image xlink:href="Pictures/100022590000166F000010C9D7DC7387389C4F6C.svg" xlink:type="simple" xlink:show="embed" xlink:actuate="onLoad">
              <text:p/>
            </draw:image>
            <draw:image xlink:href="Pictures/10000201000000D9000000A2164AC6518E1CB588.png" xlink:type="simple" xlink:show="embed" xlink:actuate="onLoad"/>
          </draw:frame>
          <draw:frame draw:style-name="gr4" draw:text-style-name="P4" draw:layer="layout" svg:width="2.078cm" svg:height="1.253cm" svg:x="-11.701cm" svg:y="12.627cm">
            <lo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5" draw:text-style-name="P4" draw:layer="layout" svg:width="4.63cm" svg:height="3.464cm" svg:x="-13.935cm" svg:y="8.48cm">
            <draw:image xlink:href="Pictures/100024F90000166F000010C92517E4A2BB0B5F34.svg" xlink:type="simple" xlink:show="embed" xlink:actuate="onLoad">
              <text:p/>
            </draw:image>
            <draw:image xlink:href="Pictures/10000201000000D9000000A25F61463766616231.png" xlink:type="simple" xlink:show="embed" xlink:actuate="onLoad"/>
          </draw:frame>
          <draw:frame draw:style-name="gr4" draw:text-style-name="P4" draw:layer="layout" svg:width="2.217cm" svg:height="1.289cm" svg:x="-11.893cm" svg:y="8.801cm">
            <lo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5" draw:text-style-name="P4" draw:layer="layout" svg:width="4.63cm" svg:height="3.464cm" svg:x="32.97cm" svg:y="0.943cm">
            <draw:image xlink:href="Pictures/10001CEF0000166F000010C9BA037CF1DE653BF6.svg" xlink:type="simple" xlink:show="embed" xlink:actuate="onLoad">
              <text:p/>
            </draw:image>
            <draw:image xlink:href="Pictures/10000201000000D9000000A2AE04356BF8207DC8.png" xlink:type="simple" xlink:show="embed" xlink:actuate="onLoad"/>
          </draw:frame>
          <draw:frame draw:style-name="gr4" draw:text-style-name="P4" draw:layer="layout" svg:width="0.977cm" svg:height="1.253cm" svg:x="35.226cm" svg:y="1.328cm">
            <loext:p/>
            <draw:object xlink:href="./Object 11" xlink:type="simple" xlink:show="embed" xlink:actuate="onLoad"/>
            <draw:image xlink:href="./ObjectReplacements/Object 11" xlink:type="simple" xlink:show="embed" xlink:actuate="onLoad"/>
          </draw:frame>
          <draw:frame draw:style-name="gr4" draw:text-style-name="P4" draw:layer="layout" svg:width="0.812cm" svg:height="1.253cm" svg:x="36.527cm" svg:y="3.129cm">
            <lo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4" draw:layer="layout" svg:width="4.63cm" svg:height="3.464cm" svg:x="32.93cm" svg:y="8.374cm">
            <draw:image xlink:href="Pictures/100032630000166F000010C9F58F8795E6CB00FC.svg" xlink:type="simple" xlink:show="embed" xlink:actuate="onLoad">
              <text:p/>
            </draw:image>
            <draw:image xlink:href="Pictures/10000201000000D9000000A22D27F25381F35024.png" xlink:type="simple" xlink:show="embed" xlink:actuate="onLoad"/>
          </draw:frame>
          <draw:frame draw:style-name="gr4" draw:text-style-name="P4" draw:layer="layout" svg:width="5.006cm" svg:height="1.424cm" svg:x="32.848cm" svg:y="8.8cm">
            <lo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5" draw:text-style-name="P4" draw:layer="layout" svg:width="4.63cm" svg:height="3.464cm" svg:x="-13.862cm" svg:y="16.002cm">
            <draw:image xlink:href="Pictures/10001CFE0000166F000010C98B65053C0A16CE1B.svg" xlink:type="simple" xlink:show="embed" xlink:actuate="onLoad">
              <text:p/>
            </draw:image>
            <draw:image xlink:href="Pictures/10000201000000D9000000A232E25795F8D20C4B.png" xlink:type="simple" xlink:show="embed" xlink:actuate="onLoad"/>
          </draw:frame>
          <draw:frame draw:style-name="gr4" draw:text-style-name="P4" draw:layer="layout" svg:width="0.857cm" svg:height="0.638cm" svg:x="-10.844cm" svg:y="17.708cm">
            <loext:p/>
            <draw:object xlink:href="./Object 17" xlink:type="simple" xlink:show="embed" xlink:actuate="onLoad"/>
            <draw:image xlink:href="./ObjectReplacements/Object 17" xlink:type="simple" xlink:show="embed" xlink:actuate="onLoad"/>
          </draw:frame>
          <draw:frame draw:style-name="gr4" draw:text-style-name="P4" draw:layer="layout" svg:width="0.947cm" svg:height="0.66cm" svg:x="-12.443cm" svg:y="16.509cm">
            <lo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5" draw:text-style-name="P4" draw:layer="layout" svg:width="4.63cm" svg:height="3.464cm" svg:x="32.897cm" svg:y="4.591cm">
              <draw:image xlink:href="Pictures/100019110000166F000010C963270DDB671496A2.svg" xlink:type="simple" xlink:show="embed" xlink:actuate="onLoad">
                <text:p/>
              </draw:image>
              <draw:image xlink:href="Pictures/10000201000000D9000000A2C13BB4FF57AE18B9.png" xlink:type="simple" xlink:show="embed" xlink:actuate="onLoad"/>
            </draw:frame>
            <draw:frame draw:style-name="gr4" draw:text-style-name="P4" draw:layer="layout" svg:width="0.9cm" svg:height="0.9cm" svg:x="35.436cm" svg:y="5.434cm">
              <lo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5" draw:text-style-name="P4" draw:layer="layout" svg:width="4.63cm" svg:height="3.464cm" svg:x="28.198cm" svg:y="8.382cm">
            <draw:image xlink:href="Pictures/100026F00000166F000010C9BBDF812296E1E91B.svg" xlink:type="simple" xlink:show="embed" xlink:actuate="onLoad">
              <text:p/>
            </draw:image>
            <draw:image xlink:href="Pictures/10000201000000D9000000A2D4890CAE85153866.png" xlink:type="simple" xlink:show="embed" xlink:actuate="onLoad"/>
          </draw:frame>
          <draw:frame draw:style-name="gr4" draw:text-style-name="P4" draw:layer="layout" svg:width="2.107cm" svg:height="1.253cm" svg:x="30.512cm" svg:y="8.592cm">
            <lo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5" draw:text-style-name="P4" draw:layer="layout" svg:width="4.63cm" svg:height="3.464cm" svg:x="28.171cm" svg:y="4.591cm">
            <draw:image xlink:href="Pictures/10001F8B0000166F000010C92AFB0065B8A12897.svg" xlink:type="simple" xlink:show="embed" xlink:actuate="onLoad">
              <text:p/>
            </draw:image>
            <draw:image xlink:href="Pictures/10000201000000D9000000A287819504B68CA0E8.png" xlink:type="simple" xlink:show="embed" xlink:actuate="onLoad"/>
          </draw:frame>
          <draw:frame draw:style-name="gr4" draw:text-style-name="P4" draw:layer="layout" svg:width="0.88cm" svg:height="0.652cm" svg:x="30.192cm" svg:y="5.194cm">
            <lo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5" draw:text-style-name="P4" draw:layer="layout" svg:width="4.63cm" svg:height="3.464cm" svg:x="-4.778cm" svg:y="0.897cm">
            <draw:image xlink:href="Pictures/100031A90000166F000010C952F597F64DE748DA.svg" xlink:type="simple" xlink:show="embed" xlink:actuate="onLoad">
              <text:p/>
            </draw:image>
            <draw:image xlink:href="Pictures/10000201000000D9000000A2FE0FB7641C53E019.png" xlink:type="simple" xlink:show="embed" xlink:actuate="onLoad"/>
          </draw:frame>
          <draw:frame draw:style-name="gr4" draw:text-style-name="P4" draw:layer="layout" svg:width="0.947cm" svg:height="0.66cm" svg:x="-1.767cm" svg:y="2.062cm">
            <loext:p/>
            <draw:object xlink:href="./Object 22" xlink:type="simple" xlink:show="embed" xlink:actuate="onLoad"/>
            <draw:image xlink:href="./ObjectReplacements/Object 22" xlink:type="simple" xlink:show="embed" xlink:actuate="onLoad"/>
          </draw:frame>
          <draw:frame draw:style-name="gr4" draw:text-style-name="P4" draw:layer="layout" svg:width="0.883cm" svg:height="0.837cm" svg:x="-2.867cm" svg:y="2.662cm">
            <lo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5" draw:text-style-name="P4" draw:layer="layout" svg:width="4.63cm" svg:height="3.464cm" svg:x="-4.758cm" svg:y="8.52cm">
            <draw:image xlink:href="Pictures/10001D970000166F000010C9E81C85F9135BCB18.svg" xlink:type="simple" xlink:show="embed" xlink:actuate="onLoad">
              <text:p/>
            </draw:image>
            <draw:image xlink:href="Pictures/10000201000000D9000000A2319F3971770F7489.png" xlink:type="simple" xlink:show="embed" xlink:actuate="onLoad"/>
          </draw:frame>
          <draw:frame draw:style-name="gr4" draw:text-style-name="P4" draw:layer="layout" svg:width="2.127cm" svg:height="1.283cm" svg:x="-2.607cm" svg:y="9.134cm">
            <lo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5" draw:text-style-name="P4" draw:layer="layout" svg:width="4.63cm" svg:height="3.464cm" svg:x="-4.753cm" svg:y="12.301cm">
            <draw:image xlink:href="Pictures/10001A2B0000166F000010C938EC8AA8068E758A.svg" xlink:type="simple" xlink:show="embed" xlink:actuate="onLoad">
              <text:p/>
            </draw:image>
            <draw:image xlink:href="Pictures/10000201000000D9000000A2551B87D8731C17CB.png" xlink:type="simple" xlink:show="embed" xlink:actuate="onLoad"/>
          </draw:frame>
          <draw:frame draw:style-name="gr4" draw:text-style-name="P4" draw:layer="layout" svg:width="2.089cm" svg:height="1.247cm" svg:x="-3.954cm" svg:y="13.023cm">
            <lo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5" draw:text-style-name="P4" draw:layer="layout" svg:width="4.63cm" svg:height="3.464cm" svg:x="-4.805cm" svg:y="4.701cm">
            <draw:image xlink:href="Pictures/100011FD0000166F000010C90F1DBCEA64DAEF5D.svg" xlink:type="simple" xlink:show="embed" xlink:actuate="onLoad">
              <text:p/>
            </draw:image>
            <draw:image xlink:href="Pictures/10000201000000D9000000A2947E7A85B2143730.png" xlink:type="simple" xlink:show="embed" xlink:actuate="onLoad"/>
          </draw:frame>
          <draw:frame draw:style-name="gr4" draw:text-style-name="P4" draw:layer="layout" svg:width="1.259cm" svg:height="1.247cm" svg:x="-1.403cm" svg:y="5.553cm">
            <loext:p/>
            <draw:object xlink:href="./Object 26" xlink:type="simple" xlink:show="embed" xlink:actuate="onLoad"/>
            <draw:image xlink:href="./ObjectReplacements/Object 26" xlink:type="simple" xlink:show="embed" xlink:actuate="onLoad"/>
          </draw:frame>
          <draw:frame draw:style-name="gr4" draw:text-style-name="P4" draw:layer="layout" svg:width="0.938cm" svg:height="1.247cm" svg:x="-4.402cm" svg:y="5.554cm">
            <lo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5" draw:text-style-name="P4" draw:layer="layout" svg:width="4.63cm" svg:height="3.464cm" svg:x="-9.304cm" svg:y="0.889cm">
            <draw:image xlink:href="Pictures/10002ED10000166F000010C9932716F2D37527C7.svg" xlink:type="simple" xlink:show="embed" xlink:actuate="onLoad">
              <text:p/>
            </draw:image>
            <draw:image xlink:href="Pictures/10000201000000D9000000A2529F79E5F849FCBA.png" xlink:type="simple" xlink:show="embed" xlink:actuate="onLoad"/>
          </draw:frame>
          <draw:frame draw:style-name="gr4" draw:text-style-name="P4" draw:layer="layout" svg:width="0.883cm" svg:height="0.837cm" svg:x="-7.406cm" svg:y="2.487cm">
            <loext:p/>
            <draw:object xlink:href="./Object 28" xlink:type="simple" xlink:show="embed" xlink:actuate="onLoad"/>
            <draw:image xlink:href="./ObjectReplacements/Object 28" xlink:type="simple" xlink:show="embed" xlink:actuate="onLoad"/>
          </draw:frame>
          <draw:frame draw:style-name="gr4" draw:text-style-name="P4" draw:layer="layout" svg:width="0.858cm" svg:height="0.639cm" svg:x="-9.105cm" svg:y="2.588cm">
            <loext:p/>
            <draw:object xlink:href="./Object 29" xlink:type="simple" xlink:show="embed" xlink:actuate="onLoad"/>
            <draw:image xlink:href="./ObjectReplacements/Object 29" xlink:type="simple" xlink:show="embed" xlink:actuate="onLoad"/>
          </draw:frame>
          <draw:frame draw:style-name="gr4" draw:text-style-name="P4" draw:layer="layout" svg:width="0.947cm" svg:height="0.66cm" svg:x="-6.205cm" svg:y="1.688cm">
            <lo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5" draw:text-style-name="P4" draw:layer="layout" svg:width="4.63cm" svg:height="3.464cm" svg:x="-13.926cm" svg:y="0.924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0.883cm" svg:height="0.837cm" svg:x="-12.127cm" svg:y="2.711cm">
            <loext:p/>
            <draw:object xlink:href="./Object 31" xlink:type="simple" xlink:show="embed" xlink:actuate="onLoad"/>
            <draw:image xlink:href="./ObjectReplacements/Object 31" xlink:type="simple" xlink:show="embed" xlink:actuate="onLoad"/>
          </draw:frame>
          <draw:frame draw:style-name="gr4" draw:text-style-name="P4" draw:layer="layout" svg:width="0.947cm" svg:height="0.66cm" svg:x="-10.826cm" svg:y="1.812cm">
            <lo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5" draw:text-style-name="P4" draw:layer="layout" svg:width="4.63cm" svg:height="3.464cm" svg:x="-4.718cm" svg:y="16.029cm">
            <draw:image xlink:href="Pictures/100026D80000166F000010C98A4A87423F9945D3.svg" xlink:type="simple" xlink:show="embed" xlink:actuate="onLoad">
              <text:p/>
            </draw:image>
            <draw:image xlink:href="Pictures/10000201000000D9000000A279AB9B52534F7CA7.png" xlink:type="simple" xlink:show="embed" xlink:actuate="onLoad"/>
          </draw:frame>
          <draw:frame draw:style-name="gr4" draw:text-style-name="P4" draw:layer="layout" svg:width="0.934cm" svg:height="0.862cm" svg:x="-2.881cm" svg:y="16.797cm">
            <lo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5" draw:text-style-name="P4" draw:layer="layout" svg:width="4.63cm" svg:height="3.464cm" svg:x="-9.351cm" svg:y="8.48cm">
            <draw:image xlink:href="Pictures/10001A900000166F000010C9668920C3477D909C.svg" xlink:type="simple" xlink:show="embed" xlink:actuate="onLoad">
              <text:p/>
            </draw:image>
            <draw:image xlink:href="Pictures/10000201000000D9000000A215C21DDC451128F9.png" xlink:type="simple" xlink:show="embed" xlink:actuate="onLoad"/>
          </draw:frame>
          <draw:frame draw:style-name="gr4" draw:text-style-name="P4" draw:layer="layout" svg:width="2.127cm" svg:height="1.283cm" svg:x="-7.809cm" svg:y="9.148cm">
            <lo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5" draw:text-style-name="P4" draw:layer="layout" svg:width="4.63cm" svg:height="3.464cm" svg:x="-9.352cm" svg:y="12.301cm">
            <draw:image xlink:href="Pictures/100023220000166F000010C98BDD6AE25A63C9EA.svg" xlink:type="simple" xlink:show="embed" xlink:actuate="onLoad">
              <text:p/>
            </draw:image>
            <draw:image xlink:href="Pictures/10000201000000D9000000A282D7868B74E99C0E.png" xlink:type="simple" xlink:show="embed" xlink:actuate="onLoad"/>
          </draw:frame>
          <draw:frame draw:style-name="gr4" draw:text-style-name="P4" draw:layer="layout" svg:width="0.901cm" svg:height="0.901cm" svg:x="-7.511cm" svg:y="13.085cm">
            <lo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5" draw:text-style-name="P4" draw:layer="layout" svg:width="4.63cm" svg:height="3.464cm" svg:x="-9.335cm" svg:y="4.701cm">
            <draw:image xlink:href="Pictures/100015A90000166F000010C9EB5C1CD63F722430.svg" xlink:type="simple" xlink:show="embed" xlink:actuate="onLoad">
              <text:p/>
            </draw:image>
            <draw:image xlink:href="Pictures/10000201000000D9000000A288D24F4172DA9948.png" xlink:type="simple" xlink:show="embed" xlink:actuate="onLoad"/>
          </draw:frame>
          <draw:frame draw:style-name="gr4" draw:text-style-name="P4" draw:layer="layout" svg:width="2.127cm" svg:height="1.283cm" svg:x="-8.105cm" svg:y="6.05cm">
            <lo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5" draw:text-style-name="P4" draw:layer="layout" svg:width="4.63cm" svg:height="3.464cm" svg:x="28.171cm" svg:y="0.943cm">
            <draw:image xlink:href="Pictures/100019850000166F000010C964FFD20DD43AE974.svg" xlink:type="simple" xlink:show="embed" xlink:actuate="onLoad">
              <text:p/>
            </draw:image>
            <draw:image xlink:href="Pictures/10000201000000D9000000A21E17D343C38F01C4.png" xlink:type="simple" xlink:show="embed" xlink:actuate="onLoad"/>
          </draw:frame>
          <draw:frame draw:style-name="gr4" draw:text-style-name="P4" draw:layer="layout" svg:width="0.972cm" svg:height="1.247cm" svg:x="29.961cm" svg:y="1.553cm">
            <loext:p/>
            <draw:object xlink:href="./Object 47" xlink:type="simple" xlink:show="embed" xlink:actuate="onLoad"/>
            <draw:image xlink:href="./ObjectReplacements/Object 47" xlink:type="simple" xlink:show="embed" xlink:actuate="onLoad"/>
          </draw:frame>
        </draw:g>
        <draw:frame draw:style-name="gr6" draw:text-style-name="P5" draw:layer="layout" svg:width="10.472cm" svg:height="1.28cm" svg:x="-12.165cm" svg:y="-0.419cm">
          <draw:text-box>
            <text:p><text:span text:style-name="T2">Continuous Distributions</text:span></text:p>
          </draw:text-box>
        </draw:frame>
        <draw:frame draw:style-name="gr7" draw:text-style-name="P5" draw:layer="layout" svg:width="9.189cm" svg:height="1.28cm" svg:x="28.435cm" svg:y="-0.319cm">
          <draw:text-box>
            <text:p><text:span text:style-name="T2">Di</text:span><text:span text:style-name="T2">scr</text:span><text:span text:style-name="T2">ete </text:span><text:span text:style-name="T2">Di</text:span><text:span text:style-name="T2">stri</text:span><text:span text:style-name="T2">but</text:span><text:span text:style-name="T2">ion</text:span><text:span text:style-name="T2">s</text:span></text:p>
          </draw:text-box>
        </draw:frame>
        <draw:frame draw:style-name="gr8" draw:text-style-name="P5" draw:layer="layout" svg:width="8.224cm" svg:height="1.28cm" svg:x="29.536cm" svg:y="13.181cm">
          <draw:text-box>
            <text:p><text:span text:style-name="T2">Co</text:span><text:span text:style-name="T2">nn</text:span><text:span text:style-name="T2">ect</text:span><text:span text:style-name="T2">ors </text:span><text:span text:style-name="T2">&amp; </text:span><text:span text:style-name="T2">Mi</text:span><text:span text:style-name="T2">sc</text:span></text:p>
          </draw:text-box>
        </draw:frame>
        <draw:frame draw:style-name="gr4" draw:text-style-name="P4" draw:layer="layout" svg:width="1.127cm" svg:height="1.417cm" svg:x="28.608cm" svg:y="17.393cm">
          <loext:p/>
          <draw:object xlink:href="./Object 1" xlink:type="simple" xlink:show="embed" xlink:actuate="onLoad"/>
          <draw:image xlink:href="./ObjectReplacements/Object 1" xlink:type="simple" xlink:show="embed" xlink:actuate="onLoad"/>
        </draw:frame>
        <draw:frame draw:style-name="gr4" draw:text-style-name="P4" draw:layer="layout" svg:width="1.604cm" svg:height="1.445cm" svg:x="30.209cm" svg:y="17.394cm">
          <loext:p/>
          <draw:object xlink:href="./Object 13" xlink:type="simple" xlink:show="embed" xlink:actuate="onLoad"/>
          <draw:image xlink:href="./ObjectReplacements/Object 13" xlink:type="simple" xlink:show="embed" xlink:actuate="onLoad"/>
        </draw:frame>
        <draw:frame draw:style-name="gr4" draw:text-style-name="P4" draw:layer="layout" svg:width="0.947cm" svg:height="0.659cm" svg:x="33.792cm" svg:y="17.805cm">
          <loext:p/>
          <draw:object xlink:href="./Object 48" xlink:type="simple" xlink:show="embed" xlink:actuate="onLoad"/>
          <draw:image xlink:href="./ObjectReplacements/Object 48" xlink:type="simple" xlink:show="embed" xlink:actuate="onLoad"/>
        </draw:frame>
        <draw:frame draw:style-name="gr4" draw:text-style-name="P4" draw:layer="layout" svg:width="9.391cm" svg:height="2.678cm" svg:x="28.329cm" svg:y="18.94cm">
          <loext:p/>
          <draw:object xlink:href="./Object 49" xlink:type="simple" xlink:show="embed" xlink:actuate="onLoad"/>
          <draw:image xlink:href="./ObjectReplacements/Object 49" xlink:type="simple" xlink:show="embed" xlink:actuate="onLoad"/>
        </draw:frame>
        <draw:frame draw:style-name="gr9" draw:text-style-name="P6" draw:layer="layout" svg:width="0.98cm" svg:height="1.195cm" svg:x="37.633cm" svg:y="14.593cm">
          <draw:text-box>
            <text:p><text:span text:style-name="T3">=</text:span></text:p>
          </draw:text-box>
        </draw:frame>
        <draw:frame draw:style-name="gr10" draw:text-style-name="P6" draw:layer="layout" svg:width="0.959cm" svg:height="1.195cm" svg:x="37.634cm" svg:y="15.494cm">
          <draw:text-box>
            <text:p><text:span text:style-name="T3">~</text:span></text:p>
          </draw:text-box>
        </draw:frame>
        <draw:g>
          <draw:glue-point draw:id="4" svg:x="-0.211cm" svg:y="-0.499cm" draw:escape-direction="up"/>
          <draw:glue-point draw:id="5" svg:x="2.531cm" svg:y="-2.332cm"/>
          <draw:frame draw:style-name="gr5" draw:text-style-name="P4" draw:layer="layout" svg:width="4.63cm" svg:height="3.464cm" svg:x="-13.921cm" svg:y="4.697cm">
            <draw:image xlink:href="Pictures/100032470000166F000010C9D09A649F53761F15.svg" xlink:type="simple" xlink:show="embed" xlink:actuate="onLoad">
              <text:p/>
            </draw:image>
            <draw:image xlink:href="Pictures/10000201000000D9000000A238A0F57B792679B9.png" xlink:type="simple" xlink:show="embed" xlink:actuate="onLoad"/>
          </draw:frame>
          <draw:frame draw:style-name="gr4" draw:text-style-name="P4" draw:layer="layout" svg:width="0.934cm" svg:height="0.862cm" svg:x="-10.903cm" svg:y="5.8cm">
            <loext:p/>
            <draw:object xlink:href="./Object 2" xlink:type="simple" xlink:show="embed" xlink:actuate="onLoad"/>
            <draw:image xlink:href="./ObjectReplacements/Object 2" xlink:type="simple" xlink:show="embed" xlink:actuate="onLoad"/>
          </draw:frame>
          <draw:frame draw:style-name="gr4" draw:text-style-name="P4" draw:layer="layout" svg:width="1.207cm" svg:height="1.417cm" svg:x="-12.102cm" svg:y="6.001cm">
            <loext:p/>
            <draw:object xlink:href="./Object 3" xlink:type="simple" xlink:show="embed" xlink:actuate="onLoad"/>
            <draw:image xlink:href="./ObjectReplacements/Object 3" xlink:type="simple" xlink:show="embed" xlink:actuate="onLoad"/>
          </draw:frame>
        </draw:g>
        <draw:line draw:style-name="gr11" draw:text-style-name="P4" draw:layer="layout" svg:x1="37.141cm" svg:y1="14.675cm" svg:x2="37.139cm" svg:y2="16.58cm">
          <text:p/>
        </draw:line>
        <draw:frame draw:style-name="gr12" draw:text-style-name="P7"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13" draw:text-style-name="P8" draw:layer="layout" svg:width="15.386cm" svg:height="1.517cm" svg:x="6.989cm" svg:y="-1.524cm">
          <draw:text-box>
            <text:p><text:span text:style-name="T5">DIY Kruschke Style Diagrams</text:span></text:p>
          </draw:text-box>
        </draw:frame>
        <draw:g>
          <draw:glue-point draw:id="4" svg:x="-0.097cm" svg:y="-3.808cm" draw:escape-direction="up"/>
          <draw:glue-point draw:id="5" svg:x="3.171cm" svg:y="-2.716cm" draw:escape-direction="up"/>
          <draw:frame draw:style-name="gr4" draw:text-style-name="P4" draw:layer="layout" svg:width="0.883cm" svg:height="0.837cm" svg:x="-11.84cm" svg:y="20.296cm">
            <loext:p/>
            <draw:object xlink:href="./Object 14" xlink:type="simple" xlink:show="embed" xlink:actuate="onLoad"/>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4" draw:text-style-name="P4" draw:layer="layout" svg:width="0.876cm" svg:height="0.647cm" svg:x="-10.639cm" svg:y="20.797cm">
            <loext:p/>
            <draw:object xlink:href="./Object 15" xlink:type="simple" xlink:show="embed" xlink:actuate="onLoad"/>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4" draw:layer="layout" svg:width="3.885cm" svg:height="4.65cm" svg:x="-13.325cm" svg:y="19.722cm">
            <draw:image xlink:href="Pictures/10000EAE00000F2E0000122B73789F91D293EDC1.svg" xlink:type="simple" xlink:show="embed" xlink:actuate="onLoad">
              <text:p/>
            </draw:image>
            <draw:image xlink:href="Pictures/1000020100000093000000B0BB4C0EADA2D503BB.png" xlink:type="simple" xlink:show="embed" xlink:actuate="onLoad"/>
          </draw:frame>
        </draw:g>
        <draw:connector draw:style-name="gr3" draw:text-style-name="P2" draw:layer="layout" draw:type="line" svg:x1="29.013cm" svg:y1="14.643cm" svg:x2="29.013cm" svg:y2="16.62cm" svg:d="M29013 14643v1977" svg:viewBox="0 0 1 1978">
          <text:p text:style-name="P1"><text:span text:style-name="T1">~ <text:s text:c="3"/></text:span></text:p>
        </draw:connector>
        <draw:custom-shape draw:style-name="gr15" draw:text-style-name="P3" xml:id="id33" draw:id="id33" draw:layer="layout" svg:width="1.905cm" svg:height="1.905cm" svg:x="1.383cm" svg:y="1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xml:id="id31" draw:id="id31" draw:layer="layout" svg:width="1.905cm" svg:height="1.905cm" svg:x="1.383cm" svg:y="9.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32" draw:id="id32" draw:layer="layout" svg:width="1.905cm" svg:height="1.905cm" draw:transform="skewX (0.00523598775598299) rotate (0.00523598775598299) translate (17.021cm 11.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 draw:id="id3">
          <draw:polyline draw:style-name="gr18" draw:text-style-name="P1" draw:layer="layout" svg:width="2.104cm" svg:height="1.456cm" svg:x="12.512cm" svg:y="5.065cm" svg:viewBox="0 0 2105 1457" draw:points="0,1457 6,1457 9,1456 13,1456 19,1456 22,1456 25,1455 29,1455 32,1455 38,1454 41,1454 45,1453 54,1453 60,1452 64,1451 70,1451 73,1450 76,1450 80,1449 83,1449 86,1449 89,1448 92,1448 96,1447 99,1447 102,1446 108,1445 112,1445 115,1444 118,1443 121,1443 124,1442 131,1441 134,1440 140,1439 143,1438 147,1438 150,1437 153,1436 159,1434 163,1434 166,1433 169,1432 179,1429 182,1428 185,1427 188,1426 191,1425 195,1424 198,1423 201,1422 204,1421 210,1419 217,1416 220,1415 223,1414 230,1411 236,1408 239,1407 246,1404 252,1401 255,1399 262,1396 265,1394 271,1391 274,1389 278,1387 284,1383 287,1381 290,1379 297,1375 300,1373 306,1369 309,1366 313,1364 316,1362 319,1359 322,1357 325,1355 329,1352 335,1347 341,1342 345,1339 348,1336 354,1330 357,1327 361,1324 367,1318 373,1312 376,1309 380,1305 383,1302 386,1299 392,1292 396,1288 399,1284 402,1281 405,1277 408,1273 412,1269 415,1265 421,1257 424,1253 427,1249 431,1245 434,1240 437,1236 443,1227 447,1223 450,1218 453,1213 459,1204 463,1199 466,1194 472,1184 475,1179 479,1174 482,1168 485,1163 488,1158 491,1152 495,1147 498,1141 501,1136 504,1130 507,1124 510,1118 514,1112 517,1106 520,1100 526,1088 533,1076 536,1069 542,1056 549,1043 552,1036 555,1030 558,1023 565,1009 568,1002 571,995 574,988 581,974 584,966 587,959 590,952 593,944 597,937 600,929 603,921 606,914 609,906 613,898 619,883 622,875 625,867 629,859 632,851 638,834 641,826 645,819 651,802 657,786 660,777 667,760 670,752 673,743 676,734 683,717 686,708 689,700 692,691 696,682 699,674 702,665 705,656 708,647 712,638 718,621 721,612 724,603 727,594 731,585 734,576 740,558 743,550 747,541 750,532 753,523 756,514 759,505 763,496 766,488 769,479 779,453 782,444 785,435 788,427 794,410 798,401 801,393 804,384 810,367 814,359 817,351 823,334 826,326 830,318 833,310 836,302 842,287 846,279 849,271 852,264 855,256 862,241 865,234 868,227 871,220 874,213 877,206 881,199 884,192 887,185 890,179 893,172 897,166 900,159 903,153 906,147 909,141 913,135 916,129 919,124 922,118 925,113 929,107 932,102 935,97 938,92 941,87 945,82 948,78 951,73 954,69 957,64 960,60 964,56 967,52 970,49 973,45 976,42 980,38 983,35 986,32 989,29 992,26 996,24 999,21 1002,19 1005,16 1008,14 1012,12 1015,11 1018,9 1021,7 1024,6 1027,5 1031,4 1034,3 1037,2 1040,1 1043,1 1047,0 1050,0 1053,0 1056,0 1059,0 1063,1 1066,1 1069,2 1072,3 1075,4 1079,5 1082,6 1085,7 1088,9 1091,11 1094,12 1098,14 1101,16 1104,19 1107,21 1110,24 1114,26 1117,29 1120,32 1123,35 1126,38 1130,42 1133,45 1136,49 1139,52 1142,56 1145,60 1148,64 1151,69 1154,73 1157,78 1160,82 1164,87 1167,92 1170,97 1173,102 1176,107 1180,113 1183,118 1186,124 1189,129 1192,135 1196,141 1199,147 1202,153 1205,159 1208,166 1212,172 1215,179 1218,185 1221,192 1224,199 1228,206 1231,213 1234,220 1237,227 1240,234 1243,241 1250,256 1253,264 1256,271 1259,279 1263,287 1269,302 1272,310 1275,318 1279,326 1282,334 1288,351 1291,359 1295,367 1301,384 1304,393 1307,401 1311,410 1317,427 1320,435 1323,444 1326,453 1336,479 1339,488 1342,496 1346,505 1349,514 1352,523 1355,532 1358,541 1362,550 1365,558 1371,576 1374,585 1378,594 1381,603 1384,612 1387,621 1393,638 1397,647 1400,656 1403,665 1406,674 1409,682 1413,691 1416,700 1419,708 1422,717 1429,734 1432,743 1435,752 1438,760 1445,777 1448,786 1454,802 1460,819 1464,826 1467,834 1473,851 1476,859 1480,867 1483,875 1486,883 1492,898 1496,906 1499,914 1502,921 1505,929 1508,937 1512,944 1515,952 1518,959 1521,966 1524,974 1531,988 1534,995 1537,1002 1540,1009 1547,1023 1550,1030 1553,1036 1556,1043 1563,1056 1569,1069 1572,1076 1579,1088 1585,1100 1588,1106 1591,1112 1595,1118 1598,1124 1601,1130 1604,1136 1607,1141 1610,1147 1614,1152 1617,1158 1620,1163 1623,1168 1626,1174 1630,1179 1633,1184 1639,1194 1642,1199 1646,1204 1652,1213 1655,1218 1658,1223 1662,1227 1668,1236 1671,1240 1674,1245 1678,1249 1681,1253 1684,1257 1690,1265 1693,1269 1697,1273 1700,1277 1703,1281 1706,1284 1709,1288 1713,1292 1719,1299 1722,1302 1725,1305 1729,1309 1732,1312 1738,1318 1744,1324 1748,1327 1751,1330 1757,1336 1760,1339 1764,1342 1770,1347 1776,1352 1780,1355 1783,1357 1786,1359 1789,1362 1792,1364 1796,1366 1799,1369 1805,1373 1808,1375 1815,1379 1818,1381 1821,1383 1827,1387 1831,1389 1834,1391 1840,1394 1843,1396 1850,1399 1853,1401 1859,1404 1866,1407 1869,1408 1875,1411 1882,1414 1885,1415 1888,1416 1895,1419 1901,1421 1904,1422 1907,1423 1910,1424 1914,1425 1917,1426 1920,1427 1923,1428 1926,1429 1936,1432 1939,1433 1942,1434 1946,1434 1952,1436 1955,1437 1958,1438 1962,1438 1965,1439 1971,1440 1974,1441 1981,1442 1984,1443 1987,1443 1990,1444 1993,1445 1997,1445 2003,1446 2006,1447 2009,1447 2013,1448 2016,1448 2019,1449 2022,1449 2025,1449 2029,1450 2032,1450 2035,1451 2041,1451 2045,1452 2051,1453 2060,1453 2064,1454 2067,1454 2073,1455 2076,1455 2080,1455 2083,1456 2086,1456 2092,1456 2096,1456 2099,1457 2105,1457">
            <text:p/>
          </draw:polyline>
          <draw:line draw:style-name="gr19" draw:text-style-name="P1" draw:layer="layout" svg:x1="12.512cm" svg:y1="6.619cm" svg:x2="14.617cm" svg:y2="6.619cm">
            <text:p/>
          </draw:line>
          <draw:path draw:style-name="gr20" draw:text-style-name="P10" draw:layer="layout" svg:width="0.104cm" svg:height="0.131cm" svg:x="13.19cm" svg:y="6.374cm" svg:viewBox="0 0 105 132" svg:d="M0 4v128h21v-71c0-26 14-43 36-43 16 0 27 10 27 25v89h21v-97c0-21-17-35-42-35-20 0-32 7-44 25v-21z">
            <text:p/>
          </draw:path>
          <draw:path draw:style-name="gr20" draw:text-style-name="P10" draw:layer="layout" svg:width="0.119cm" svg:height="0.136cm" svg:x="13.321cm" svg:y="6.374cm" svg:viewBox="0 0 120 137" svg:d="M60 0c-37 0-60 26-60 69s23 68 60 68c38 0 60-25 60-68 0-44-22-69-60-69zM60 19c24 0 38 18 38 50 0 30-14 49-38 49-23 0-37-18-37-49s14-50 37-50z">
            <text:p/>
          </draw:path>
          <draw:path draw:style-name="gr20" draw:text-style-name="P10" draw:layer="layout" svg:width="0.063cm" svg:height="0.131cm" svg:x="13.47cm" svg:y="6.374cm" svg:viewBox="0 0 64 132" svg:d="M0 4v128h22v-67c0-18 4-30 14-37 7-5 13-6 28-7v-20c-3-1-5-1-8-1-14 0-24 8-36 27v-23z">
            <text:p/>
          </draw:path>
          <draw:path draw:style-name="gr20" draw:text-style-name="P10" draw:layer="layout" svg:width="0.174cm" svg:height="0.131cm" svg:x="13.555cm" svg:y="6.374cm" svg:viewBox="0 0 175 132" svg:d="M0 4v128h21v-81c0-18 14-33 31-33 16 0 25 9 25 25v89h21v-81c0-18 14-33 31-33 15 0 24 9 24 25v89h22v-96c0-23-14-36-39-36-17 0-28 5-41 19-7-13-18-19-35-19-18 0-29 6-41 22v-18z">
            <text:p/>
          </draw:path>
          <draw:path draw:style-name="gr20" draw:text-style-name="P10" draw:layer="layout" svg:width="0.124cm" svg:height="0.136cm" svg:x="13.757cm" svg:y="6.374cm" svg:viewBox="0 0 125 137" svg:d="M125 120c-2 0-4 0-5 0-7 0-11-4-11-10v-75c0-23-17-35-50-35-19 0-35 5-44 15-6 6-9 14-9 26h21c2-15 12-22 31-22s30 7 30 19v5c0 9-5 12-22 14-30 4-34 5-43 8-15 6-23 18-23 34 0 23 17 38 44 38 16 0 30-5 45-19 1 13 8 19 21 19 5 0 8 0 15-2zM88 91c0 7-2 11-8 17-9 7-19 11-32 11-16 0-26-7-26-20 0-14 10-20 32-24 22-3 27-3 34-7z">
            <text:p/>
          </draw:path>
          <draw:polygon draw:style-name="gr20" draw:text-style-name="P10" draw:layer="layout" svg:width="0.021cm" svg:height="0.177cm" svg:x="13.904cm" svg:y="6.328cm" svg:viewBox="0 0 22 178" draw:points="22,0 0,0 0,178 22,178">
            <text:p/>
          </draw:polygon>
          <draw:frame draw:style-name="gr4" draw:text-style-name="P4" draw:layer="layout" svg:width="1.196cm" svg:height="0.506cm" svg:x="12.91cm" svg:y="5.852cm">
            <loext:p/>
            <draw:object xlink:href="./Object 38" xlink:type="simple" xlink:show="embed" xlink:actuate="onLoad"/>
            <draw:image xlink:href="./ObjectReplacements/Object 38" xlink:type="simple" xlink:show="embed" xlink:actuate="onLoad"/>
          </draw:frame>
          <draw:frame draw:style-name="gr4" draw:text-style-name="P4" xml:id="id22" draw:id="id22" draw:layer="layout" svg:width="0.467cm" svg:height="0.315cm" svg:x="14.053cm" svg:y="5.224cm">
            <loext:p/>
            <draw:object xlink:href="./Object 39" xlink:type="simple" xlink:show="embed" xlink:actuate="onLoad"/>
            <draw:image xlink:href="./ObjectReplacements/Object 39" xlink:type="simple" xlink:show="embed" xlink:actuate="onLoad"/>
          </draw:frame>
        </draw:g>
        <draw:g xml:id="id12" draw:id="id12">
          <draw:frame draw:style-name="gr21" draw:text-style-name="P11" draw:layer="layout" svg:width="0.673cm" svg:height="0.911cm" draw:transform="rotate (-0.540179403492244) translate (6.245cm 10.695cm)">
            <draw:text-box>
              <text:p><text:span text:style-name="T6">w</text:span></text:p>
            </draw:text-box>
          </draw:frame>
          <draw:frame draw:style-name="gr21" draw:text-style-name="P12" draw:layer="layout" svg:width="0.302cm" svg:height="0.545cm" draw:transform="rotate (-0.539306738866247) translate (6.617cm 11.463cm)">
            <draw:text-box>
              <text:p><text:span text:style-name="T7">i</text:span><text:span text:style-name="T8">1</text:span></text:p>
            </draw:text-box>
          </draw:frame>
          <draw:frame draw:style-name="gr21" draw:text-style-name="P12" draw:layer="layout" svg:width="0.15cm" svg:height="0.547cm" draw:transform="rotate (-0.538085008389851) translate (6.943cm 11.657cm)">
            <draw:text-box>
              <text:p><text:span text:style-name="T7">,</text:span></text:p>
            </draw:text-box>
          </draw:frame>
          <draw:frame draw:style-name="gr21" draw:text-style-name="P12" draw:layer="layout" svg:width="0.436cm" svg:height="0.546cm" draw:transform="rotate (-0.539655804716647) translate (7.127cm 11.768cm)">
            <draw:text-box>
              <text:p><text:span text:style-name="T7">h</text:span><text:span text:style-name="T8">m</text:span></text:p>
            </draw:text-box>
          </draw:frame>
        </draw:g>
        <draw:g xml:id="id10" draw:id="id10">
          <draw:frame draw:style-name="gr21" draw:text-style-name="P13" draw:layer="layout" svg:width="0.748cm" svg:height="1.014cm" draw:transform="rotate (0.145036860840729) translate (8.187cm 12.25cm)">
            <draw:text-box>
              <text:p><text:span text:style-name="T9">w</text:span></text:p>
            </draw:text-box>
          </draw:frame>
          <draw:frame draw:style-name="gr21" draw:text-style-name="P14" draw:layer="layout" svg:width="0.843cm" svg:height="0.607cm" draw:transform="rotate (0.145036860840729) translate (9.074cm 12.645cm)">
            <draw:text-box>
              <text:p><text:span text:style-name="T10">i</text:span><text:span text:style-name="T11">2</text:span><text:span text:style-name="T10">,</text:span><text:span text:style-name="T10">h</text:span><text:span text:style-name="T11">1</text:span></text:p>
            </draw:text-box>
          </draw:frame>
        </draw:g>
        <draw:g xml:id="id8" draw:id="id8">
          <draw:frame draw:style-name="gr21" draw:text-style-name="P13" draw:layer="layout" svg:width="0.748cm" svg:height="1.014cm" draw:transform="rotate (-0.379085513533169) translate (10.439cm 16.201cm)">
            <draw:text-box>
              <text:p><text:span text:style-name="T9">w</text:span></text:p>
            </draw:text-box>
          </draw:frame>
          <draw:frame draw:style-name="gr21" draw:text-style-name="P14" draw:layer="layout" svg:width="0.336cm" svg:height="0.607cm" draw:transform="rotate (-0.379085513533169) translate (11.01cm 16.987cm)">
            <draw:text-box>
              <text:p><text:span text:style-name="T10">i</text:span><text:span text:style-name="T11">2</text:span></text:p>
            </draw:text-box>
          </draw:frame>
          <draw:frame draw:style-name="gr21" draw:text-style-name="P14" draw:layer="layout" svg:width="0.167cm" svg:height="0.608cm" draw:transform="rotate (-0.379085513533169) translate (11.377cm 17.132cm)">
            <draw:text-box>
              <text:p><text:span text:style-name="T10">,</text:span></text:p>
            </draw:text-box>
          </draw:frame>
          <draw:frame draw:style-name="gr21" draw:text-style-name="P14" draw:layer="layout" svg:width="0.485cm" svg:height="0.608cm" draw:transform="rotate (-0.379085513533169) translate (11.623cm 17.23cm)">
            <draw:text-box>
              <text:p><text:span text:style-name="T10">h</text:span><text:span text:style-name="T11">m</text:span></text:p>
            </draw:text-box>
          </draw:frame>
        </draw:g>
        <draw:g xml:id="id4" draw:id="id4">
          <draw:frame draw:style-name="gr21" draw:text-style-name="P15" draw:layer="layout" svg:width="0.748cm" svg:height="1.014cm" draw:transform="rotate (0.451167611640534) translate (12.537cm 13.385cm)">
            <draw:text-box>
              <text:p><text:span text:style-name="T12">w</text:span></text:p>
            </draw:text-box>
          </draw:frame>
          <draw:frame draw:style-name="gr21" draw:text-style-name="P16" draw:layer="layout" svg:width="0.336cm" svg:height="0.608cm" draw:transform="rotate (0.451167611640534) translate (13.502cm 13.493cm)">
            <draw:text-box>
              <text:p><text:span text:style-name="T13">i</text:span><text:span text:style-name="T14">n</text:span></text:p>
            </draw:text-box>
          </draw:frame>
          <draw:frame draw:style-name="gr21" draw:text-style-name="P16" draw:layer="layout" svg:width="0.167cm" svg:height="0.608cm" draw:transform="rotate (0.451167611640534) translate (13.882cm 13.309cm)">
            <draw:text-box>
              <text:p><text:span text:style-name="T13">,</text:span></text:p>
            </draw:text-box>
          </draw:frame>
          <draw:frame draw:style-name="gr21" draw:text-style-name="P16" draw:layer="layout" svg:width="0.336cm" svg:height="0.607cm" draw:transform="rotate (0.451167611640534) translate (14.097cm 13.206cm)">
            <draw:text-box>
              <text:p><text:span text:style-name="T13">h</text:span><text:span text:style-name="T14">1</text:span></text:p>
            </draw:text-box>
          </draw:frame>
        </draw:g>
        <draw:g xml:id="id6" draw:id="id6">
          <draw:frame draw:style-name="gr21" draw:text-style-name="P15" draw:layer="layout" svg:width="0.748cm" svg:height="1.014cm" svg:x="14.804cm" svg:y="18.824cm">
            <draw:text-box>
              <text:p><text:span text:style-name="T12">w</text:span></text:p>
            </draw:text-box>
          </draw:frame>
          <draw:frame draw:style-name="gr21" draw:text-style-name="P16" draw:layer="layout" svg:width="0.336cm" svg:height="0.608cm" svg:x="15.625cm" svg:y="19.342cm">
            <draw:text-box>
              <text:p><text:span text:style-name="T13">i</text:span><text:span text:style-name="T14">n</text:span></text:p>
            </draw:text-box>
          </draw:frame>
          <draw:frame draw:style-name="gr21" draw:text-style-name="P16" draw:layer="layout" svg:width="0.167cm" svg:height="0.608cm" svg:x="16.047cm" svg:y="19.342cm">
            <draw:text-box>
              <text:p><text:span text:style-name="T13">,</text:span></text:p>
            </draw:text-box>
          </draw:frame>
          <draw:frame draw:style-name="gr21" draw:text-style-name="P16" draw:layer="layout" svg:width="0.485cm" svg:height="0.608cm" svg:x="16.285cm" svg:y="19.342cm">
            <draw:text-box>
              <text:p><text:span text:style-name="T13">h</text:span><text:span text:style-name="T14">m</text:span></text:p>
            </draw:text-box>
          </draw:frame>
        </draw:g>
        <draw:g xml:id="id5" draw:id="id5">
          <draw:frame draw:style-name="gr5" draw:text-style-name="P4" draw:layer="layout" svg:width="2.286cm" svg:height="1.651cm" svg:x="14.634cm" svg:y="5.729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15.122cm" svg:y="6.58cm">
            <loext:p/>
            <draw:object xlink:href="./Object 5" xlink:type="simple" xlink:show="embed" xlink:actuate="onLoad"/>
            <draw:image xlink:href="./ObjectReplacements/Object 5" xlink:type="simple" xlink:show="embed" xlink:actuate="onLoad"/>
          </draw:frame>
          <draw:frame draw:style-name="gr4" draw:text-style-name="P4" xml:id="id23" draw:id="id23" draw:layer="layout" svg:width="0.467cm" svg:height="0.315cm" svg:x="16.265cm" svg:y="5.952cm">
            <loext:p/>
            <draw:object xlink:href="./Object 7" xlink:type="simple" xlink:show="embed" xlink:actuate="onLoad"/>
            <draw:image xlink:href="./ObjectReplacements/Object 7" xlink:type="simple" xlink:show="embed" xlink:actuate="onLoad"/>
          </draw:frame>
        </draw:g>
        <draw:g xml:id="id9" draw:id="id9">
          <draw:frame draw:style-name="gr5" draw:text-style-name="P4" draw:layer="layout" svg:width="2.286cm" svg:height="1.651cm" svg:x="7.922cm" svg:y="5.802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8.41cm" svg:y="6.653cm">
            <loext:p/>
            <draw:object xlink:href="./Object 33" xlink:type="simple" xlink:show="embed" xlink:actuate="onLoad"/>
            <draw:image xlink:href="./ObjectReplacements/Object 33" xlink:type="simple" xlink:show="embed" xlink:actuate="onLoad"/>
          </draw:frame>
          <draw:frame draw:style-name="gr4" draw:text-style-name="P4" xml:id="id19" draw:id="id19" draw:layer="layout" svg:width="0.467cm" svg:height="0.315cm" svg:x="9.553cm" svg:y="6.025cm">
            <loext:p/>
            <draw:object xlink:href="./Object 34" xlink:type="simple" xlink:show="embed" xlink:actuate="onLoad"/>
            <draw:image xlink:href="./ObjectReplacements/Object 34" xlink:type="simple" xlink:show="embed" xlink:actuate="onLoad"/>
          </draw:frame>
        </draw:g>
        <draw:g xml:id="id7" draw:id="id7">
          <draw:frame draw:style-name="gr5" draw:text-style-name="P4" draw:layer="layout" svg:width="2.286cm" svg:height="1.651cm" svg:x="9.822cm" svg:y="6.503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10.31cm" svg:y="7.354cm">
            <loext:p/>
            <draw:object xlink:href="./Object 35" xlink:type="simple" xlink:show="embed" xlink:actuate="onLoad"/>
            <draw:image xlink:href="./ObjectReplacements/Object 35" xlink:type="simple" xlink:show="embed" xlink:actuate="onLoad"/>
          </draw:frame>
          <draw:frame draw:style-name="gr4" draw:text-style-name="P4" xml:id="id20" draw:id="id20" draw:layer="layout" svg:width="0.467cm" svg:height="0.315cm" svg:x="11.453cm" svg:y="6.726cm">
            <loext:p/>
            <draw:object xlink:href="./Object 37" xlink:type="simple" xlink:show="embed" xlink:actuate="onLoad"/>
            <draw:image xlink:href="./ObjectReplacements/Object 37" xlink:type="simple" xlink:show="embed" xlink:actuate="onLoad"/>
          </draw:frame>
        </draw:g>
        <draw:g xml:id="id13" draw:id="id13">
          <draw:frame draw:style-name="gr5" draw:text-style-name="P4" draw:layer="layout" svg:width="2.286cm" svg:height="1.651cm" svg:x="3.322cm" svg:y="4.804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3.81cm" svg:y="5.655cm">
            <loext:p/>
            <draw:object xlink:href="./Object 16" xlink:type="simple" xlink:show="embed" xlink:actuate="onLoad"/>
            <draw:image xlink:href="./ObjectReplacements/Object 16" xlink:type="simple" xlink:show="embed" xlink:actuate="onLoad"/>
          </draw:frame>
          <draw:frame draw:style-name="gr4" draw:text-style-name="P4" xml:id="id16" draw:id="id16" draw:layer="layout" svg:width="0.467cm" svg:height="0.315cm" svg:x="4.953cm" svg:y="5.027cm">
            <loext:p/>
            <draw:object xlink:href="./Object 40" xlink:type="simple" xlink:show="embed" xlink:actuate="onLoad"/>
            <draw:image xlink:href="./ObjectReplacements/Object 40" xlink:type="simple" xlink:show="embed" xlink:actuate="onLoad"/>
          </draw:frame>
        </draw:g>
        <draw:g xml:id="id11" draw:id="id11">
          <draw:frame draw:style-name="gr5" draw:text-style-name="P4" draw:layer="layout" svg:width="2.286cm" svg:height="1.651cm" svg:x="5.507cm" svg:y="5.369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5.995cm" svg:y="6.22cm">
            <loext:p/>
            <draw:object xlink:href="./Object 43" xlink:type="simple" xlink:show="embed" xlink:actuate="onLoad"/>
            <draw:image xlink:href="./ObjectReplacements/Object 43" xlink:type="simple" xlink:show="embed" xlink:actuate="onLoad"/>
          </draw:frame>
          <draw:frame draw:style-name="gr4" draw:text-style-name="P4" xml:id="id17" draw:id="id17" draw:layer="layout" svg:width="0.467cm" svg:height="0.315cm" svg:x="7.138cm" svg:y="5.592cm">
            <loext:p/>
            <draw:object xlink:href="./Object 44" xlink:type="simple" xlink:show="embed" xlink:actuate="onLoad"/>
            <draw:image xlink:href="./ObjectReplacements/Object 44" xlink:type="simple" xlink:show="embed" xlink:actuate="onLoad"/>
          </draw:frame>
        </draw:g>
        <draw:connector draw:style-name="gr3" draw:text-style-name="P2" draw:layer="layout" draw:type="line" svg:x1="13.564cm" svg:y1="6.619cm" svg:x2="13.6cm" svg:y2="13.059cm" draw:start-shape="id3" draw:start-glue-point="2" draw:end-shape="id4" draw:end-glue-point="0" svg:d="M13564 6619l36 6440" svg:viewBox="0 0 37 6441">
          <text:p text:style-name="P1"><text:span text:style-name="T1">~ <text:s text:c="3"/></text:span></text:p>
        </draw:connector>
        <draw:connector draw:style-name="gr3" draw:text-style-name="P2" draw:layer="layout" draw:type="line" svg:x1="15.777cm" svg:y1="7.38cm" svg:x2="15.787cm" svg:y2="18.824cm" draw:start-shape="id5" draw:start-glue-point="2" draw:end-shape="id6" draw:end-glue-point="0" svg:d="M15777 7380l10 11444" svg:viewBox="0 0 11 11445">
          <text:p text:style-name="P1"><text:span text:style-name="T1"/></text:p>
          <text:p text:style-name="P1"><text:span text:style-name="T1"/></text:p>
          <text:p text:style-name="P1"><text:span text:style-name="T1"><text:s/></text:span><text:span text:style-name="T1">~ <text:s text:c="3"/></text:span></text:p>
        </draw:connector>
        <draw:connector draw:style-name="gr3" draw:text-style-name="P2" draw:layer="layout" draw:type="line" svg:x1="10.965cm" svg:y1="8.154cm" svg:x2="11.069cm" svg:y2="16.201cm" draw:start-shape="id7" draw:start-glue-point="2" draw:end-shape="id8" draw:end-glue-point="0" svg:d="M10965 8154l104 8047" svg:viewBox="0 0 105 8048">
          <text:p text:style-name="P1"><text:span text:style-name="T1">~ <text:s text:c="3"/></text:span></text:p>
        </draw:connector>
        <draw:connector draw:style-name="gr3" draw:text-style-name="P2" draw:layer="layout" draw:type="line" svg:x1="9.065cm" svg:y1="7.453cm" svg:x2="9.091cm" svg:y2="12.142cm" draw:start-shape="id9" draw:start-glue-point="2" draw:end-shape="id10" draw:end-glue-point="0" svg:d="M9065 7453l26 4689" svg:viewBox="0 0 27 4690">
          <text:p text:style-name="P1"><text:span text:style-name="T1">~ <text:s text:c="3"/></text:span></text:p>
        </draw:connector>
        <draw:connector draw:style-name="gr3" draw:text-style-name="P2" draw:layer="layout" draw:type="line" svg:x1="6.65cm" svg:y1="7.02cm" svg:x2="6.638cm" svg:y2="10.695cm" draw:start-shape="id11" draw:start-glue-point="2" draw:end-shape="id12" draw:end-glue-point="0" svg:d="M6650 7020l-12 3675" svg:viewBox="0 0 13 3676">
          <text:p text:style-name="P1"><text:span text:style-name="T1">~ <text:s text:c="3"/></text:span></text:p>
        </draw:connector>
        <draw:connector draw:style-name="gr3" draw:text-style-name="P2" draw:layer="layout" draw:type="line" svg:x1="4.465cm" svg:y1="6.455cm" svg:x2="4.493cm" svg:y2="8.979cm" draw:start-shape="id13" draw:start-glue-point="2" draw:end-shape="id14" draw:end-glue-point="0" svg:d="M4465 6455l28 2524" svg:viewBox="0 0 29 2525">
          <text:p text:style-name="P1"><text:span text:style-name="T1">~ <text:s text:c="3"/></text:span></text:p>
        </draw:connector>
        <draw:g xml:id="id15" draw:id="id15">
          <draw:glue-point draw:id="4" svg:x="0.062cm" svg:y="-3.533cm" draw:escape-direction="up"/>
          <draw:frame draw:style-name="gr5" draw:text-style-name="P4" draw:layer="layout" svg:width="2.413cm" svg:height="1.778cm" svg:x="3.91cm" svg:y="0.724cm">
            <draw:image xlink:href="Pictures/100026D80000166F000010C98A4A87423F9945D3.svg" xlink:type="simple" xlink:show="embed" xlink:actuate="onLoad">
              <text:p/>
            </draw:image>
            <draw:image xlink:href="Pictures/10000201000000D9000000A279AB9B52534F7CA7.png" xlink:type="simple" xlink:show="embed" xlink:actuate="onLoad"/>
          </draw:frame>
          <draw:frame draw:style-name="gr4" draw:text-style-name="P4" draw:layer="layout" svg:width="0.486cm" svg:height="0.441cm" svg:x="4.868cm" svg:y="1.119cm">
            <loext:p/>
            <draw:object xlink:href="./Object 50" xlink:type="simple" xlink:show="embed" xlink:actuate="onLoad"/>
            <draw:image xlink:href="./ObjectReplacements/Object 50" xlink:type="simple" xlink:show="embed" xlink:actuate="onLoad"/>
          </draw:frame>
        </draw:g>
        <draw:connector draw:style-name="gr3" draw:text-style-name="P2" draw:layer="layout" draw:type="line" svg:x1="5.116cm" svg:y1="2.502cm" svg:x2="5.186cm" svg:y2="5.027cm" draw:start-shape="id15" draw:start-glue-point="2" draw:end-shape="id16" draw:end-glue-point="0" svg:d="M5116 2502l70 2525" svg:viewBox="0 0 71 2526">
          <text:p text:style-name="P1"><text:span text:style-name="T1">~ <text:s text:c="3"/></text:span></text:p>
        </draw:connector>
        <draw:connector draw:style-name="gr3" draw:text-style-name="P2" draw:layer="layout" draw:type="line" svg:x1="5.116cm" svg:y1="2.502cm" svg:x2="7.371cm" svg:y2="5.592cm" draw:start-shape="id15" draw:start-glue-point="2" draw:end-shape="id17" draw:end-glue-point="0" svg:d="M5116 2502l2255 3090" svg:viewBox="0 0 2256 3091">
          <text:p text:style-name="P1"><text:span text:style-name="T1">~ <text:s text:c="3"/></text:span></text:p>
        </draw:connector>
        <draw:g xml:id="id18" draw:id="id18">
          <draw:glue-point draw:id="4" svg:x="0.062cm" svg:y="-3.533cm" draw:escape-direction="up"/>
          <draw:frame draw:style-name="gr5" draw:text-style-name="P4" draw:layer="layout" svg:width="2.413cm" svg:height="1.778cm" svg:x="8.611cm" svg:y="0.725cm">
            <draw:image xlink:href="Pictures/100026D80000166F000010C98A4A87423F9945D3.svg" xlink:type="simple" xlink:show="embed" xlink:actuate="onLoad">
              <text:p/>
            </draw:image>
            <draw:image xlink:href="Pictures/10000201000000D9000000A279AB9B52534F7CA7.png" xlink:type="simple" xlink:show="embed" xlink:actuate="onLoad"/>
          </draw:frame>
          <draw:frame draw:style-name="gr4" draw:text-style-name="P4" draw:layer="layout" svg:width="0.486cm" svg:height="0.441cm" svg:x="9.569cm" svg:y="1.12cm">
            <loext:p/>
            <draw:object xlink:href="./Object 53" xlink:type="simple" xlink:show="embed" xlink:actuate="onLoad"/>
            <draw:image xlink:href="./ObjectReplacements/Object 53" xlink:type="simple" xlink:show="embed" xlink:actuate="onLoad"/>
          </draw:frame>
        </draw:g>
        <draw:connector draw:style-name="gr3" draw:text-style-name="P2" draw:layer="layout" draw:type="line" svg:x1="9.817cm" svg:y1="2.503cm" svg:x2="9.786cm" svg:y2="6.025cm" draw:start-shape="id18" draw:start-glue-point="2" draw:end-shape="id19" draw:end-glue-point="0" svg:d="M9817 2503l-31 3522" svg:viewBox="0 0 32 3523">
          <text:p text:style-name="P1"><text:span text:style-name="T1">~</text:span><text:span text:style-name="T1"> </text:span><text:span text:style-name="T1"><text:s/></text:span><text:span text:style-name="T1"><text:s/></text:span><text:span text:style-name="T1"><text:s/></text:span></text:p>
        </draw:connector>
        <draw:connector draw:style-name="gr3" draw:text-style-name="P2" draw:layer="layout" draw:type="line" svg:x1="9.817cm" svg:y1="2.503cm" svg:x2="11.686cm" svg:y2="6.726cm" draw:start-shape="id18" draw:start-glue-point="2" draw:end-shape="id20" draw:end-glue-point="0" svg:d="M9817 2503l1869 4223" svg:viewBox="0 0 1870 4224">
          <text:p text:style-name="P1"><text:span text:style-name="T1">~</text:span><text:span text:style-name="T1"> </text:span><text:span text:style-name="T1"><text:s/></text:span><text:span text:style-name="T1"><text:s/></text:span><text:span text:style-name="T1"><text:s/></text:span></text:p>
        </draw:connector>
        <draw:g xml:id="id21" draw:id="id21">
          <draw:glue-point draw:id="4" svg:x="0.062cm" svg:y="-3.533cm" draw:escape-direction="up"/>
          <draw:frame draw:style-name="gr5" draw:text-style-name="P4" draw:layer="layout" svg:width="2.413cm" svg:height="1.778cm" svg:x="13.054cm" svg:y="0.67cm">
            <draw:image xlink:href="Pictures/100026D80000166F000010C98A4A87423F9945D3.svg" xlink:type="simple" xlink:show="embed" xlink:actuate="onLoad">
              <text:p/>
            </draw:image>
            <draw:image xlink:href="Pictures/10000201000000D9000000A279AB9B52534F7CA7.png" xlink:type="simple" xlink:show="embed" xlink:actuate="onLoad"/>
          </draw:frame>
          <draw:frame draw:style-name="gr4" draw:text-style-name="P4" draw:layer="layout" svg:width="0.486cm" svg:height="0.441cm" svg:x="14.012cm" svg:y="1.065cm">
            <loext:p/>
            <draw:object xlink:href="./Object 46" xlink:type="simple" xlink:show="embed" xlink:actuate="onLoad"/>
            <draw:image xlink:href="./ObjectReplacements/Object 46" xlink:type="simple" xlink:show="embed" xlink:actuate="onLoad"/>
          </draw:frame>
        </draw:g>
        <draw:connector draw:style-name="gr3" draw:text-style-name="P2" draw:layer="layout" draw:type="line" svg:x1="14.26cm" svg:y1="2.448cm" svg:x2="14.286cm" svg:y2="5.224cm" draw:start-shape="id21" draw:start-glue-point="2" draw:end-shape="id22" draw:end-glue-point="0" svg:d="M14260 2448l26 2776" svg:viewBox="0 0 27 2777">
          <text:p text:style-name="P1"><text:span text:style-name="T1">~ <text:s text:c="3"/></text:span></text:p>
        </draw:connector>
        <draw:connector draw:style-name="gr3" draw:text-style-name="P2" draw:layer="layout" draw:type="line" svg:x1="14.26cm" svg:y1="2.448cm" svg:x2="16.498cm" svg:y2="5.952cm" draw:start-shape="id21" draw:start-glue-point="2" draw:end-shape="id23" draw:end-glue-point="0" svg:d="M14260 2448l2238 3504" svg:viewBox="0 0 2239 3505">
          <text:p text:style-name="P1"><text:span text:style-name="T1">~ <text:s text:c="3"/></text:span></text:p>
        </draw:connector>
        <draw:frame draw:style-name="gr4" draw:text-style-name="P4" draw:layer="layout" svg:width="1.14cm" svg:height="1.418cm" svg:x="17.409cm" svg:y="11.594cm">
          <loext:p/>
          <draw:object xlink:href="./Object 52" xlink:type="simple" xlink:show="embed" xlink:actuate="onLoad"/>
          <draw:image xlink:href="./ObjectReplacements/Object 52" xlink:type="simple" xlink:show="embed" xlink:actuate="onLoad"/>
        </draw:frame>
        <draw:g xml:id="id2" draw:id="id2">
          <draw:custom-shape draw:style-name="gr17" draw:text-style-name="P9" xml:id="id34" draw:id="id34" draw:layer="layout" svg:width="1.905cm" svg:height="1.905cm" svg:x="16.983cm" svg:y="1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1cm" svg:height="1.418cm" svg:x="17.362cm" svg:y="18.394cm">
            <loext:p/>
            <draw:object xlink:href="./Object 51" xlink:type="simple" xlink:show="embed" xlink:actuate="onLoad"/>
            <draw:image xlink:href="./ObjectReplacements/Object 51" xlink:type="simple" xlink:show="embed" xlink:actuate="onLoad"/>
          </draw:frame>
        </draw:g>
        <draw:frame draw:style-name="gr4" draw:text-style-name="P4" draw:layer="layout" svg:width="0.883cm" svg:height="1.418cm" svg:x="1.809cm" svg:y="9.194cm">
          <loext:p/>
          <draw:object xlink:href="./Object 54" xlink:type="simple" xlink:show="embed" xlink:actuate="onLoad"/>
          <draw:image xlink:href="./ObjectReplacements/Object 54" xlink:type="simple" xlink:show="embed" xlink:actuate="onLoad"/>
        </draw:frame>
        <draw:frame draw:style-name="gr4" draw:text-style-name="P4" draw:layer="layout" svg:width="0.891cm" svg:height="1.418cm" svg:x="1.81cm" svg:y="12.994cm">
          <loext:p/>
          <draw:object xlink:href="./Object 55" xlink:type="simple" xlink:show="embed" xlink:actuate="onLoad"/>
          <draw:image xlink:href="./ObjectReplacements/Object 55" xlink:type="simple" xlink:show="embed" xlink:actuate="onLoad"/>
        </draw:frame>
        <draw:frame draw:style-name="gr4" draw:text-style-name="P4" draw:layer="layout" svg:width="0.899cm" svg:height="1.418cm" svg:x="1.811cm" svg:y="18.494cm">
          <loext:p/>
          <draw:object xlink:href="./Object 56" xlink:type="simple" xlink:show="embed" xlink:actuate="onLoad"/>
          <draw:image xlink:href="./ObjectReplacements/Object 56" xlink:type="simple" xlink:show="embed" xlink:actuate="onLoad"/>
        </draw:frame>
        <draw:g xml:id="id35" draw:id="id35">
          <draw:custom-shape draw:style-name="gr17" draw:text-style-name="P9" draw:layer="layout" svg:width="1.905cm" svg:height="1.905cm" draw:transform="skewX (0.00523598775598299) rotate (0.00523598775598299) translate (23.821cm 14.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0.822cm" svg:height="1.26cm" svg:x="24.409cm" svg:y="14.994cm">
            <loext:p/>
            <draw:object xlink:href="./Object 57" xlink:type="simple" xlink:show="embed" xlink:actuate="onLoad"/>
            <draw:image xlink:href="./ObjectReplacements/Object 57" xlink:type="simple" xlink:show="embed" xlink:actuate="onLoad"/>
          </draw:frame>
        </draw:g>
        <draw:g xml:id="id24" draw:id="id24">
          <draw:frame draw:style-name="gr5" draw:text-style-name="P4" draw:layer="layout" svg:width="2.286cm" svg:height="1.651cm" svg:x="19.05cm" svg:y="7.366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19.538cm" svg:y="8.217cm">
            <loext:p/>
            <draw:object xlink:href="./Object 58" xlink:type="simple" xlink:show="embed" xlink:actuate="onLoad"/>
            <draw:image xlink:href="./ObjectReplacements/Object 58" xlink:type="simple" xlink:show="embed" xlink:actuate="onLoad"/>
          </draw:frame>
          <draw:frame draw:style-name="gr4" draw:text-style-name="P4" xml:id="id27" draw:id="id27" draw:layer="layout" svg:width="0.467cm" svg:height="0.315cm" svg:x="20.681cm" svg:y="7.589cm">
            <loext:p/>
            <draw:object xlink:href="./Object 59" xlink:type="simple" xlink:show="embed" xlink:actuate="onLoad"/>
            <draw:image xlink:href="./ObjectReplacements/Object 59" xlink:type="simple" xlink:show="embed" xlink:actuate="onLoad"/>
          </draw:frame>
        </draw:g>
        <draw:connector draw:style-name="gr3" draw:text-style-name="P2" draw:layer="layout" draw:type="line" svg:x1="20.193cm" svg:y1="9.017cm" svg:x2="20.213cm" svg:y2="11.699cm" draw:start-shape="id24" draw:start-glue-point="2" draw:end-shape="id25" svg:d="M20193 9017l20 2682" svg:viewBox="0 0 21 2683">
          <text:p text:style-name="P1"><text:span text:style-name="T1">~ <text:s text:c="3"/></text:span></text:p>
        </draw:connector>
        <draw:g xml:id="id26" draw:id="id26">
          <draw:glue-point draw:id="4" svg:x="0.062cm" svg:y="-3.533cm" draw:escape-direction="up"/>
          <draw:frame draw:style-name="gr5" draw:text-style-name="P4" draw:layer="layout" svg:width="2.413cm" svg:height="1.778cm" svg:x="19.685cm" svg:y="4.445cm">
            <draw:image xlink:href="Pictures/100026D80000166F000010C98A4A87423F9945D3.svg" xlink:type="simple" xlink:show="embed" xlink:actuate="onLoad">
              <text:p/>
            </draw:image>
            <draw:image xlink:href="Pictures/10000201000000D9000000A279AB9B52534F7CA7.png" xlink:type="simple" xlink:show="embed" xlink:actuate="onLoad"/>
          </draw:frame>
          <draw:frame draw:style-name="gr4" draw:text-style-name="P4" draw:layer="layout" svg:width="0.486cm" svg:height="0.441cm" svg:x="20.643cm" svg:y="4.84cm">
            <loext:p/>
            <draw:object xlink:href="./Object 60" xlink:type="simple" xlink:show="embed" xlink:actuate="onLoad"/>
            <draw:image xlink:href="./ObjectReplacements/Object 60" xlink:type="simple" xlink:show="embed" xlink:actuate="onLoad"/>
          </draw:frame>
        </draw:g>
        <draw:connector draw:style-name="gr3" draw:text-style-name="P2" draw:layer="layout" draw:type="line" svg:x1="20.891cm" svg:y1="6.223cm" svg:x2="20.914cm" svg:y2="7.589cm" draw:start-shape="id26" draw:start-glue-point="2" draw:end-shape="id27" draw:end-glue-point="0" svg:d="M20891 6223l23 1366" svg:viewBox="0 0 24 1367">
          <text:p text:style-name="P1"><text:span text:style-name="T1">~ <text:s text:c="3"/></text:span></text:p>
        </draw:connector>
        <draw:connector draw:style-name="gr3" draw:text-style-name="P2" draw:layer="layout" draw:type="line" svg:x1="20.891cm" svg:y1="6.223cm" svg:x2="22.565cm" svg:y2="8.859cm" draw:start-shape="id26" draw:start-glue-point="2" draw:end-shape="id28" draw:end-glue-point="0" svg:d="M20891 6223l1674 2636" svg:viewBox="0 0 1675 2637">
          <text:p text:style-name="P1"><text:span text:style-name="T1">~ <text:s text:c="3"/></text:span></text:p>
        </draw:connector>
        <draw:g xml:id="id29" draw:id="id29">
          <draw:frame draw:style-name="gr5" draw:text-style-name="P4" draw:layer="layout" svg:width="2.286cm" svg:height="1.651cm" svg:x="20.701cm" svg:y="8.636cm">
            <draw:image xlink:href="Pictures/100040760000166F000010C9120BF5CB35BD9A33.svg" xlink:type="simple" xlink:show="embed" xlink:actuate="onLoad">
              <text:p/>
            </draw:image>
            <draw:image xlink:href="Pictures/10000201000000D9000000A2D29C9EE9035F849F.png" xlink:type="simple" xlink:show="embed" xlink:actuate="onLoad"/>
          </draw:frame>
          <draw:frame draw:style-name="gr4" draw:text-style-name="P4" draw:layer="layout" svg:width="1.196cm" svg:height="0.506cm" svg:x="21.189cm" svg:y="9.487cm">
            <loext:p/>
            <draw:object xlink:href="./Object 61" xlink:type="simple" xlink:show="embed" xlink:actuate="onLoad"/>
            <draw:image xlink:href="./ObjectReplacements/Object 61" xlink:type="simple" xlink:show="embed" xlink:actuate="onLoad"/>
          </draw:frame>
          <draw:frame draw:style-name="gr4" draw:text-style-name="P4" xml:id="id28" draw:id="id28" draw:layer="layout" svg:width="0.467cm" svg:height="0.315cm" svg:x="22.332cm" svg:y="8.859cm">
            <loext:p/>
            <draw:object xlink:href="./Object 62" xlink:type="simple" xlink:show="embed" xlink:actuate="onLoad"/>
            <draw:image xlink:href="./ObjectReplacements/Object 62" xlink:type="simple" xlink:show="embed" xlink:actuate="onLoad"/>
          </draw:frame>
        </draw:g>
        <draw:connector draw:style-name="gr3" draw:text-style-name="P2" draw:layer="layout" draw:type="line" svg:x1="21.844cm" svg:y1="10.287cm" svg:x2="21.891cm" svg:y2="17.414cm" draw:start-shape="id29" draw:start-glue-point="2" draw:end-shape="id30" draw:end-glue-point="0" svg:d="M21844 10287l47 7127" svg:viewBox="0 0 48 7128">
          <text:p text:style-name="P1"><text:span text:style-name="T1"/></text:p>
          <text:p text:style-name="P1"><text:span text:style-name="T1"/></text:p>
          <text:p text:style-name="P1"><text:span text:style-name="T1">~ <text:s text:c="3"/></text:span></text:p>
        </draw:connector>
        <draw:connector draw:style-name="gr22" draw:text-style-name="P2" draw:layer="layout" draw:type="line" svg:x1="3.288cm" svg:y1="9.985cm" svg:x2="17.021cm" svg:y2="12.396cm" draw:start-shape="id31" draw:start-glue-point="10" draw:end-shape="id32" draw:end-glue-point="6" svg:d="M3288 9985l13733 2411" svg:viewBox="0 0 13734 2412">
          <text:p text:style-name="P1"><text:span text:style-name="T1"><text:s text:c="4"/></text:span></text:p>
        </draw:connector>
        <draw:connector draw:style-name="gr22" draw:text-style-name="P2" draw:layer="layout" draw:type="line" svg:x1="3.288cm" svg:y1="9.985cm" svg:x2="16.983cm" svg:y2="19.084cm" draw:start-shape="id31" draw:start-glue-point="10" draw:end-shape="id2" draw:end-glue-point="3" svg:d="M3288 9985l13695 9099" svg:viewBox="0 0 13696 9100">
          <text:p text:style-name="P1"><text:span text:style-name="T1"><text:s text:c="4"/></text:span></text:p>
        </draw:connector>
        <draw:connector draw:style-name="gr1" draw:text-style-name="P2" draw:layer="layout" draw:type="line" svg:x1="3.302cm" svg:y1="13.78cm" svg:x2="17.021cm" svg:y2="12.396cm" draw:start-shape="id1" draw:start-glue-point="10" draw:end-shape="id32" draw:end-glue-point="6" svg:d="M3302 13780l13719-1384" svg:viewBox="0 0 13720 1385">
          <text:p text:style-name="P1"><text:span text:style-name="T1"><text:s text:c="4"/></text:span></text:p>
        </draw:connector>
        <draw:connector draw:style-name="gr23" draw:text-style-name="P2" draw:layer="layout" draw:type="line" svg:x1="3.288cm" svg:y1="19.085cm" svg:x2="16.983cm" svg:y2="19.084cm" draw:start-shape="id33" draw:start-glue-point="10" draw:end-shape="id2" draw:end-glue-point="3" svg:d="M3288 19085l13695-1" svg:viewBox="0 0 13696 2">
          <text:p text:style-name="P1"><text:span text:style-name="T1"><text:s text:c="4"/></text:span></text:p>
        </draw:connector>
        <draw:connector draw:style-name="gr23" draw:text-style-name="P2" draw:layer="layout" draw:type="line" svg:x1="3.288cm" svg:y1="19.086cm" svg:x2="17.021cm" svg:y2="12.396cm" draw:end-shape="id32" draw:end-glue-point="6" svg:d="M3288 19086l13733-6690" svg:viewBox="0 0 13734 6691">
          <text:p text:style-name="P1"><text:span text:style-name="T1"><text:s text:c="4"/></text:span></text:p>
        </draw:connector>
        <draw:connector draw:style-name="gr24" draw:text-style-name="P2" draw:layer="layout" draw:type="line" svg:x1="2.35cm" svg:y1="14.732cm" svg:x2="2.336cm" svg:y2="18.132cm" draw:start-shape="id1" draw:start-glue-point="8" draw:end-shape="id33" draw:end-glue-point="4" svg:d="M2350 14732l-14 3400" svg:viewBox="0 0 15 3401">
          <text:p text:style-name="P1"><text:span text:style-name="T1"><text:s text:c="4"/></text:span></text:p>
        </draw:connector>
        <draw:connector draw:style-name="gr24" draw:text-style-name="P2" draw:layer="layout" draw:type="line" svg:x1="17.974cm" svg:y1="13.344cm" svg:x2="17.936cm" svg:y2="18.132cm" draw:start-shape="id32" draw:start-glue-point="8" draw:end-shape="id34" draw:end-glue-point="4" svg:d="M17974 13344l-38 4788" svg:viewBox="0 0 39 4789">
          <text:p text:style-name="P1"><text:span text:style-name="T1"><text:s text:c="4"/></text:span></text:p>
        </draw:connector>
        <draw:connector draw:style-name="gr25" draw:text-style-name="P2" draw:layer="layout" draw:type="line" svg:x1="18.926cm" svg:y1="12.386cm" svg:x2="23.821cm" svg:y2="15.59cm" draw:start-shape="id32" draw:start-glue-point="10" draw:end-shape="id35" draw:end-glue-point="3" svg:d="M18926 12386l4895 3204" svg:viewBox="0 0 4896 3205">
          <text:p text:style-name="P1"><text:span text:style-name="T1"><text:s text:c="4"/></text:span></text:p>
        </draw:connector>
        <draw:connector draw:style-name="gr25" draw:text-style-name="P2" draw:layer="layout" draw:type="line" svg:x1="18.888cm" svg:y1="19.085cm" svg:x2="23.821cm" svg:y2="15.59cm" draw:start-shape="id34" draw:start-glue-point="10" draw:end-shape="id35" draw:end-glue-point="3" svg:d="M18888 19085l4933-3495" svg:viewBox="0 0 4934 3496">
          <text:p text:style-name="P1"><text:span text:style-name="T1"><text:s text:c="4"/></text:span></text:p>
        </draw:connector>
        <draw:g xml:id="id14" draw:id="id14">
          <draw:frame draw:style-name="gr21" draw:text-style-name="P11" draw:layer="layout" svg:width="0.673cm" svg:height="0.911cm" draw:transform="rotate (-0.197571271325759) translate (3.773cm 8.979cm)">
            <draw:text-box>
              <text:p><text:span text:style-name="T6">w</text:span></text:p>
            </draw:text-box>
          </draw:frame>
          <draw:frame draw:style-name="gr21" draw:text-style-name="P12" draw:layer="layout" svg:width="0.302cm" svg:height="0.545cm" draw:transform="rotate (-0.19669860669976) translate (4.381cm 9.578cm)">
            <draw:text-box>
              <text:p><text:span text:style-name="T7">i</text:span><text:span text:style-name="T8">1</text:span></text:p>
            </draw:text-box>
          </draw:frame>
          <draw:frame draw:style-name="gr21" draw:text-style-name="P12" draw:layer="layout" svg:width="0.15cm" svg:height="0.547cm" draw:transform="rotate (-0.195476876223365) translate (4.753cm 9.651cm)">
            <draw:text-box>
              <text:p><text:span text:style-name="T7">,</text:span></text:p>
            </draw:text-box>
          </draw:frame>
          <draw:frame draw:style-name="gr21" draw:text-style-name="P12" draw:layer="layout" svg:width="0.436cm" svg:height="0.546cm" draw:transform="rotate (-0.19704767255016) translate (4.964cm 9.694cm)">
            <draw:text-box>
              <text:p><text:span text:style-name="T7">h</text:span><text:span text:style-name="T8">1</text:span></text:p>
            </draw:text-box>
          </draw:frame>
        </draw:g>
        <draw:g xml:id="id25" draw:id="id25">
          <draw:frame draw:style-name="gr21" draw:text-style-name="P18" draw:layer="layout" svg:width="0.748cm" svg:height="1.014cm" svg:x="19.304cm" svg:y="11.699cm">
            <draw:text-box>
              <text:p text:style-name="P17"><text:span text:style-name="T15">w</text:span></text:p>
            </draw:text-box>
          </draw:frame>
          <draw:frame draw:style-name="gr21" draw:text-style-name="P19" draw:layer="layout" svg:width="0.336cm" svg:height="0.608cm" svg:x="20.126cm" svg:y="12.219cm">
            <draw:text-box>
              <text:p text:style-name="P17"><text:span text:style-name="T16">h</text:span><text:span text:style-name="T17">1</text:span></text:p>
            </draw:text-box>
          </draw:frame>
          <draw:frame draw:style-name="gr21" draw:text-style-name="P19" draw:layer="layout" svg:width="0.167cm" svg:height="0.608cm" svg:x="20.548cm" svg:y="12.218cm">
            <draw:text-box>
              <text:p text:style-name="P17"><text:span text:style-name="T18">,</text:span></text:p>
            </draw:text-box>
          </draw:frame>
          <draw:frame draw:style-name="gr21" draw:text-style-name="P19" draw:layer="layout" svg:width="0.336cm" svg:height="0.607cm" svg:x="20.787cm" svg:y="12.22cm">
            <draw:text-box>
              <text:p text:style-name="P17"><text:span text:style-name="T18">o</text:span></text:p>
            </draw:text-box>
          </draw:frame>
        </draw:g>
        <draw:g xml:id="id30" draw:id="id30">
          <draw:frame draw:style-name="gr21" draw:text-style-name="P18" draw:layer="layout" svg:width="0.748cm" svg:height="1.014cm" svg:x="20.982cm" svg:y="17.414cm">
            <draw:text-box>
              <text:p text:style-name="P17"><text:span text:style-name="T15">w</text:span></text:p>
            </draw:text-box>
          </draw:frame>
          <draw:frame draw:style-name="gr21" draw:text-style-name="P19" draw:layer="layout" svg:width="0.336cm" svg:height="0.608cm" svg:x="21.804cm" svg:y="17.934cm">
            <draw:text-box>
              <text:p text:style-name="P17"><text:span text:style-name="T16">h</text:span><text:span text:style-name="T17">m</text:span></text:p>
            </draw:text-box>
          </draw:frame>
          <draw:frame draw:style-name="gr21" draw:text-style-name="P19" draw:layer="layout" svg:width="0.167cm" svg:height="0.608cm" svg:x="22.226cm" svg:y="17.933cm">
            <draw:text-box>
              <text:p text:style-name="P17"><text:span text:style-name="T18">,</text:span></text:p>
            </draw:text-box>
          </draw:frame>
          <draw:frame draw:style-name="gr21" draw:text-style-name="P19" draw:layer="layout" svg:width="0.336cm" svg:height="0.607cm" svg:x="22.465cm" svg:y="17.935cm">
            <draw:text-box>
              <text:p text:style-name="P17"><text:span text:style-name="T18">o</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Dashed_20__28_var_29_"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8-10-22T13:49:55.608092607</dc:date>
    <meta:editing-duration>P1DT7H7M4S</meta:editing-duration>
    <meta:editing-cycles>39</meta:editing-cycles>
    <meta:generator>LibreOffice/5.1.6.2$Linux_X86_64 LibreOffice_project/10m0$Build-2</meta:generator>
    <meta:document-statistic meta:object-count="221"/>
  </office:meta>
</office:document-meta>
</file>

<file path=Object 1/content.xml><?xml version="1.0" encoding="utf-8"?>
<math xmlns="http://www.w3.org/1998/Math/MathML" display="block">
  <semantics>
    <msub>
      <mi>y</mi>
      <mi>i</mi>
    </msub>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row>
      <mi mathvariant="normal">μ</mi>
      <mo stretchy="false">=</mo>
      <mn>0</mn>
    </mrow>
    <annotation encoding="StarMath 5.0">%mu=0</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display="block">
  <semantics>
    <mi mathvariant="normal">λ</mi>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display="block">
  <semantics>
    <mi>H</mi>
    <annotation encoding="StarMath 5.0">H</annotation>
  </semantics>
</math>
</file>

<file path=Object 27/content.xml><?xml version="1.0" encoding="utf-8"?>
<math xmlns="http://www.w3.org/1998/Math/MathML" display="block">
  <semantics>
    <mi>L</mi>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display="block">
  <semantics>
    <mi mathvariant="normal">ν</mi>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3/content.xml><?xml version="1.0" encoding="utf-8"?>
<math xmlns="http://www.w3.org/1998/Math/MathML" display="block">
  <semantics>
    <mrow>
      <mi mathvariant="normal">μ</mi>
      <mo stretchy="false">=</mo>
      <mn>0</mn>
    </mrow>
    <annotation encoding="StarMath 5.0">%mu=0</annotation>
  </semantics>
</math>
</file>

<file path=Object 34/content.xml><?xml version="1.0" encoding="utf-8"?>
<math xmlns="http://www.w3.org/1998/Math/MathML" display="block">
  <semantics>
    <mi mathvariant="normal">σ</mi>
    <annotation encoding="StarMath 5.0">%sigma</annotation>
  </semantics>
</math>
</file>

<file path=Object 35/content.xml><?xml version="1.0" encoding="utf-8"?>
<math xmlns="http://www.w3.org/1998/Math/MathML" display="block">
  <semantics>
    <mrow>
      <mi mathvariant="normal">μ</mi>
      <mo stretchy="false">=</mo>
      <mn>0</mn>
    </mrow>
    <annotation encoding="StarMath 5.0">%mu=0</annotation>
  </semantics>
</math>
</file>

<file path=Object 36/content.xml><?xml version="1.0" encoding="utf-8"?>
<math xmlns="http://www.w3.org/1998/Math/MathML" display="block">
  <semantics>
    <mi mathvariant="normal">γ</mi>
    <annotation encoding="StarMath 5.0">%gamma</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 mathvariant="normal">μ</mi>
      <mo stretchy="false">=</mo>
      <mn>0</mn>
    </mrow>
    <annotation encoding="StarMath 5.0">%mu=0</annotation>
  </semantics>
</math>
</file>

<file path=Object 39/content.xml><?xml version="1.0" encoding="utf-8"?>
<math xmlns="http://www.w3.org/1998/Math/MathML" display="block">
  <semantics>
    <mi mathvariant="normal">σ</mi>
    <annotation encoding="StarMath 5.0">%sigma</annotation>
  </semantics>
</math>
</file>

<file path=Object 4/content.xml><?xml version="1.0" encoding="utf-8"?>
<math xmlns="http://www.w3.org/1998/Math/MathML" display="block">
  <semantics>
    <mi mathvariant="normal">μ</mi>
    <annotation encoding="StarMath 5.0">%mu</annotation>
  </semantics>
</math>
</file>

<file path=Object 40/content.xml><?xml version="1.0" encoding="utf-8"?>
<math xmlns="http://www.w3.org/1998/Math/MathML" display="block">
  <semantics>
    <mi mathvariant="normal">σ</mi>
    <annotation encoding="StarMath 5.0">%sigma</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display="block">
  <semantics>
    <mi mathvariant="normal">λ</mi>
    <annotation encoding="StarMath 5.0">%lambda</annotation>
  </semantics>
</math>
</file>

<file path=Object 43/content.xml><?xml version="1.0" encoding="utf-8"?>
<math xmlns="http://www.w3.org/1998/Math/MathML" display="block">
  <semantics>
    <mrow>
      <mi mathvariant="normal">μ</mi>
      <mo stretchy="false">=</mo>
      <mn>0</mn>
    </mrow>
    <annotation encoding="StarMath 5.0">%mu=0</annotation>
  </semantics>
</math>
</file>

<file path=Object 44/content.xml><?xml version="1.0" encoding="utf-8"?>
<math xmlns="http://www.w3.org/1998/Math/MathML" display="block">
  <semantics>
    <mi mathvariant="normal">σ</mi>
    <annotation encoding="StarMath 5.0">%sigma</annotation>
  </semantics>
</math>
</file>

<file path=Object 45/content.xml><?xml version="1.0" encoding="utf-8"?>
<math xmlns="http://www.w3.org/1998/Math/MathML" display="block">
  <semantics>
    <mrow>
      <mi mathvariant="normal">α</mi>
      <mi>,</mi>
      <mi mathvariant="normal">β</mi>
    </mrow>
    <annotation encoding="StarMath 5.0">%alpha,%beta</annotation>
  </semantics>
</math>
</file>

<file path=Object 46/content.xml><?xml version="1.0" encoding="utf-8"?>
<math xmlns="http://www.w3.org/1998/Math/MathML" display="block">
  <semantics>
    <mi mathvariant="normal">γ</mi>
    <annotation encoding="StarMath 5.0">%gamm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under>
      <munder>
        <mrow>
          <mtext>logistic</mtext>
          <mrow>
            <mo fence="true" stretchy="false">(</mo>
            <mrow>
              <mrow>
                <msub>
                  <mi mathvariant="normal">β</mi>
                  <mn>0</mn>
                </msub>
                <mo stretchy="false">+</mo>
                <mrow>
                  <msub>
                    <mo stretchy="false">∑</mo>
                    <mi>i</mi>
                  </msub>
                  <mrow>
                    <msub>
                      <mi mathvariant="normal">β</mi>
                      <mi>i</mi>
                    </msub>
                    <msub>
                      <mi>x</mi>
                      <mi>i</mi>
                    </msub>
                  </mrow>
                </mrow>
              </mrow>
            </mrow>
            <mo fence="true" stretchy="false">)</mo>
          </mrow>
        </mrow>
        <mo stretchy="true">⏟</mo>
      </munder>
      <mrow/>
    </munder>
    <annotation encoding="StarMath 5.0">{"logistic"(%beta_0 + sum_i  {%beta_i x_{i}})} underbrace {}</annotation>
  </semantics>
</math>
</file>

<file path=Object 5/content.xml><?xml version="1.0" encoding="utf-8"?>
<math xmlns="http://www.w3.org/1998/Math/MathML" display="block">
  <semantics>
    <mrow>
      <mi mathvariant="normal">μ</mi>
      <mo stretchy="false">=</mo>
      <mn>0</mn>
    </mrow>
    <annotation encoding="StarMath 5.0">%mu=0</annotation>
  </semantics>
</math>
</file>

<file path=Object 50/content.xml><?xml version="1.0" encoding="utf-8"?>
<math xmlns="http://www.w3.org/1998/Math/MathML" display="block">
  <semantics>
    <mi mathvariant="normal">γ</mi>
    <annotation encoding="StarMath 5.0">%gamma</annotation>
  </semantics>
</math>
</file>

<file path=Object 51/content.xml><?xml version="1.0" encoding="utf-8"?>
<math xmlns="http://www.w3.org/1998/Math/MathML" display="block">
  <semantics>
    <msub>
      <mi>h</mi>
      <mi>m</mi>
    </msub>
    <annotation encoding="StarMath 5.0">h_m</annotation>
  </semantics>
</math>
</file>

<file path=Object 52/content.xml><?xml version="1.0" encoding="utf-8"?>
<math xmlns="http://www.w3.org/1998/Math/MathML" display="block">
  <semantics>
    <msub>
      <mi>h</mi>
      <mn>1</mn>
    </msub>
    <annotation encoding="StarMath 5.0">h_1</annotation>
  </semantics>
</math>
</file>

<file path=Object 53/content.xml><?xml version="1.0" encoding="utf-8"?>
<math xmlns="http://www.w3.org/1998/Math/MathML" display="block">
  <semantics>
    <mi mathvariant="normal">γ</mi>
    <annotation encoding="StarMath 5.0">%gamma</annotation>
  </semantics>
</math>
</file>

<file path=Object 54/content.xml><?xml version="1.0" encoding="utf-8"?>
<math xmlns="http://www.w3.org/1998/Math/MathML" display="block">
  <semantics>
    <msub>
      <mi>i</mi>
      <mn>1</mn>
    </msub>
    <annotation encoding="StarMath 5.0">i_1</annotation>
  </semantics>
</math>
</file>

<file path=Object 55/content.xml><?xml version="1.0" encoding="utf-8"?>
<math xmlns="http://www.w3.org/1998/Math/MathML" display="block">
  <semantics>
    <msub>
      <mi>i</mi>
      <mn>2</mn>
    </msub>
    <annotation encoding="StarMath 5.0">i_2</annotation>
  </semantics>
</math>
</file>

<file path=Object 56/content.xml><?xml version="1.0" encoding="utf-8"?>
<math xmlns="http://www.w3.org/1998/Math/MathML" display="block">
  <semantics>
    <msub>
      <mi>i</mi>
      <mi>n</mi>
    </msub>
    <annotation encoding="StarMath 5.0">i_n</annotation>
  </semantics>
</math>
</file>

<file path=Object 57/content.xml><?xml version="1.0" encoding="utf-8"?>
<math xmlns="http://www.w3.org/1998/Math/MathML" display="block">
  <semantics>
    <mi>o</mi>
    <annotation encoding="StarMath 5.0">o</annotation>
  </semantics>
</math>
</file>

<file path=Object 58/content.xml><?xml version="1.0" encoding="utf-8"?>
<math xmlns="http://www.w3.org/1998/Math/MathML" display="block">
  <semantics>
    <mrow>
      <mi mathvariant="normal">μ</mi>
      <mo stretchy="false">=</mo>
      <mn>0</mn>
    </mrow>
    <annotation encoding="StarMath 5.0">%mu=0</annotation>
  </semantics>
</math>
</file>

<file path=Object 59/content.xml><?xml version="1.0" encoding="utf-8"?>
<math xmlns="http://www.w3.org/1998/Math/MathML" display="block">
  <semantics>
    <mi mathvariant="normal">σ</mi>
    <annotation encoding="StarMath 5.0">%sigma</annotation>
  </semantics>
</math>
</file>

<file path=Object 6/content.xml><?xml version="1.0" encoding="utf-8"?>
<math xmlns="http://www.w3.org/1998/Math/MathML" display="block">
  <semantics>
    <msub>
      <mi mathvariant="normal">σ</mi>
      <mi mathvariant="normal">σ</mi>
    </msub>
    <annotation encoding="StarMath 5.0">%sigma_{%sigma} </annotation>
  </semantics>
</math>
</file>

<file path=Object 60/content.xml><?xml version="1.0" encoding="utf-8"?>
<math xmlns="http://www.w3.org/1998/Math/MathML" display="block">
  <semantics>
    <mi mathvariant="normal">γ</mi>
    <annotation encoding="StarMath 5.0">%gamma</annotation>
  </semantics>
</math>
</file>

<file path=Object 61/content.xml><?xml version="1.0" encoding="utf-8"?>
<math xmlns="http://www.w3.org/1998/Math/MathML" display="block">
  <semantics>
    <mrow>
      <mi mathvariant="normal">μ</mi>
      <mo stretchy="false">=</mo>
      <mn>0</mn>
    </mrow>
    <annotation encoding="StarMath 5.0">%mu=0</annotation>
  </semantics>
</math>
</file>

<file path=Object 62/content.xml><?xml version="1.0" encoding="utf-8"?>
<math xmlns="http://www.w3.org/1998/Math/MathML" display="block">
  <semantics>
    <mi mathvariant="normal">σ</mi>
    <annotation encoding="StarMath 5.0">%sigma</annotation>
  </semantics>
</math>
</file>

<file path=Object 7/content.xml><?xml version="1.0" encoding="utf-8"?>
<math xmlns="http://www.w3.org/1998/Math/MathML" display="block">
  <semantics>
    <mi mathvariant="normal">σ</mi>
    <annotation encoding="StarMath 5.0">%sigma</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